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186cm" fo:margin-left="3.016cm" fo:margin-right="8.798cm" table:align="margins"/>
    </style:style>
    <style:style style:name="Table1.A" style:family="table-column">
      <style:table-column-properties style:column-width="5.186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5pt" officeooo:rsid="00166ba1" officeooo:paragraph-rsid="00166ba1" style:font-size-asian="13.1000003814697pt" style:font-size-complex="15pt"/>
    </style:style>
    <style:style style:name="P2" style:family="paragraph" style:parent-style-name="Standard">
      <style:text-properties fo:font-size="15pt" officeooo:rsid="0016b0cf" officeooo:paragraph-rsid="0016b0cf" style:font-size-asian="13.1000003814697pt" style:font-size-complex="15pt"/>
    </style:style>
    <style:style style:name="P3" style:family="paragraph" style:parent-style-name="Standard">
      <style:text-properties fo:font-size="15pt" officeooo:rsid="00177839" officeooo:paragraph-rsid="00177839" style:font-size-asian="13.1000003814697pt" style:font-size-complex="15pt"/>
    </style:style>
    <style:style style:name="P4" style:family="paragraph" style:parent-style-name="Standard">
      <style:text-properties fo:font-size="15pt" officeooo:rsid="001cf5bf" officeooo:paragraph-rsid="001cf5bf" style:font-size-asian="13.1000003814697pt" style:font-size-complex="15pt"/>
    </style:style>
    <style:style style:name="P5" style:family="paragraph" style:parent-style-name="Standard">
      <style:text-properties fo:font-size="15pt" officeooo:rsid="0020ef15" officeooo:paragraph-rsid="0020ef15" style:font-size-asian="13.1000003814697pt" style:font-size-complex="15pt"/>
    </style:style>
    <style:style style:name="P6" style:family="paragraph" style:parent-style-name="Standard">
      <style:text-properties fo:font-size="15pt" officeooo:rsid="0027cbbb" officeooo:paragraph-rsid="0027cbbb" style:font-size-asian="13.1000003814697pt" style:font-size-complex="15pt"/>
    </style:style>
    <style:style style:name="P7" style:family="paragraph" style:parent-style-name="Standard">
      <style:text-properties fo:font-size="15pt" officeooo:rsid="002de19b" officeooo:paragraph-rsid="002de19b" style:font-size-asian="13.1000003814697pt" style:font-size-complex="15pt"/>
    </style:style>
    <style:style style:name="P8" style:family="paragraph" style:parent-style-name="Standard">
      <style:text-properties fo:font-size="15pt" officeooo:rsid="0030a466" officeooo:paragraph-rsid="0030a466" style:font-size-asian="13.1000003814697pt" style:font-size-complex="15pt"/>
    </style:style>
    <style:style style:name="P9" style:family="paragraph" style:parent-style-name="Standard">
      <style:text-properties fo:font-size="15pt" officeooo:rsid="0026eae0" officeooo:paragraph-rsid="0016b0cf" style:font-size-asian="13.1000003814697pt" style:font-size-complex="15pt"/>
    </style:style>
    <style:style style:name="P10" style:family="paragraph" style:parent-style-name="Standard">
      <style:text-properties fo:font-size="15pt" officeooo:rsid="0035879b" officeooo:paragraph-rsid="0035879b" style:font-size-asian="13.1000003814697pt" style:font-size-complex="15pt"/>
    </style:style>
    <style:style style:name="P11" style:family="paragraph" style:parent-style-name="Standard">
      <style:text-properties fo:font-size="15pt" officeooo:rsid="003b2c13" officeooo:paragraph-rsid="003b2c13" style:font-size-asian="13.1000003814697pt" style:font-size-complex="15pt"/>
    </style:style>
    <style:style style:name="P12" style:family="paragraph" style:parent-style-name="Standard">
      <style:text-properties fo:font-size="15pt" officeooo:rsid="003b896f" officeooo:paragraph-rsid="003b896f" style:font-size-asian="13.1000003814697pt" style:font-size-complex="15pt"/>
    </style:style>
    <style:style style:name="P13" style:family="paragraph" style:parent-style-name="Standard">
      <style:text-properties fo:font-size="15pt" officeooo:rsid="003eeda7" officeooo:paragraph-rsid="003eeda7" style:font-size-asian="13.1000003814697pt" style:font-size-complex="15pt"/>
    </style:style>
    <style:style style:name="P14" style:family="paragraph" style:parent-style-name="Standard">
      <style:text-properties fo:font-size="15pt" officeooo:rsid="00400f95" officeooo:paragraph-rsid="00400f95" style:font-size-asian="13.1000003814697pt" style:font-size-complex="15pt"/>
    </style:style>
    <style:style style:name="P15" style:family="paragraph" style:parent-style-name="Standard">
      <style:text-properties fo:font-size="15pt" officeooo:rsid="0040746a" officeooo:paragraph-rsid="0040746a" style:font-size-asian="13.1000003814697pt" style:font-size-complex="15pt"/>
    </style:style>
    <style:style style:name="P16" style:family="paragraph" style:parent-style-name="Standard">
      <style:text-properties fo:font-size="15pt" officeooo:rsid="004676ed" officeooo:paragraph-rsid="004676ed" style:font-size-asian="13.1000003814697pt" style:font-size-complex="15pt"/>
    </style:style>
    <style:style style:name="P17" style:family="paragraph" style:parent-style-name="Standard">
      <style:text-properties fo:font-size="15pt" officeooo:rsid="004b559b" officeooo:paragraph-rsid="004b559b" style:font-size-asian="13.1000003814697pt" style:font-size-complex="15pt"/>
    </style:style>
    <style:style style:name="P18" style:family="paragraph" style:parent-style-name="Standard">
      <style:text-properties fo:font-size="15pt" officeooo:rsid="004cc3f3" officeooo:paragraph-rsid="004cc3f3" style:font-size-asian="13.1000003814697pt" style:font-size-complex="15pt"/>
    </style:style>
    <style:style style:name="P19" style:family="paragraph" style:parent-style-name="Standard">
      <style:text-properties fo:font-size="15pt" officeooo:rsid="004d31f8" officeooo:paragraph-rsid="004d31f8" style:font-size-asian="13.1000003814697pt" style:font-size-complex="15pt"/>
    </style:style>
    <style:style style:name="P20" style:family="paragraph" style:parent-style-name="Standard">
      <style:text-properties fo:font-size="15pt" officeooo:rsid="005653dc" officeooo:paragraph-rsid="005653dc" style:font-size-asian="13.1000003814697pt" style:font-size-complex="15pt"/>
    </style:style>
    <style:style style:name="P21" style:family="paragraph" style:parent-style-name="Standard">
      <style:text-properties fo:font-size="15pt" officeooo:rsid="005ac4db" officeooo:paragraph-rsid="005ac4db" style:font-size-asian="13.1000003814697pt" style:font-size-complex="15pt"/>
    </style:style>
    <style:style style:name="P22" style:family="paragraph" style:parent-style-name="Standard">
      <style:text-properties fo:font-size="15pt" officeooo:rsid="005bea31" officeooo:paragraph-rsid="005c1ed3" style:font-size-asian="13.1000003814697pt" style:font-size-complex="15pt"/>
    </style:style>
    <style:style style:name="P23" style:family="paragraph" style:parent-style-name="Standard">
      <style:text-properties fo:font-size="15pt" officeooo:rsid="005bea31" officeooo:paragraph-rsid="005ed1f4" style:font-size-asian="13.1000003814697pt" style:font-size-complex="15pt"/>
    </style:style>
    <style:style style:name="P24" style:family="paragraph" style:parent-style-name="Standard">
      <style:text-properties fo:font-size="15pt" officeooo:rsid="005bea31" officeooo:paragraph-rsid="00609221" style:font-size-asian="13.1000003814697pt" style:font-size-complex="15pt"/>
    </style:style>
    <style:style style:name="P25" style:family="paragraph" style:parent-style-name="Standard">
      <style:text-properties fo:font-size="15pt" officeooo:rsid="00664d75" officeooo:paragraph-rsid="00664d75" style:font-size-asian="13.1000003814697pt" style:font-size-complex="15pt"/>
    </style:style>
    <style:style style:name="P26" style:family="paragraph" style:parent-style-name="Standard">
      <style:text-properties fo:font-size="15pt" officeooo:rsid="0067dcac" officeooo:paragraph-rsid="0067dcac" style:font-size-asian="13.1000003814697pt" style:font-size-complex="15pt"/>
    </style:style>
    <style:style style:name="P27" style:family="paragraph" style:parent-style-name="Standard">
      <style:text-properties fo:font-size="15pt" officeooo:rsid="006947af" officeooo:paragraph-rsid="006947af" style:font-size-asian="13.1000003814697pt" style:font-size-complex="15pt"/>
    </style:style>
    <style:style style:name="P28" style:family="paragraph" style:parent-style-name="Standard">
      <style:text-properties fo:font-size="15pt" officeooo:rsid="0069c85e" officeooo:paragraph-rsid="0069c85e" style:font-size-asian="13.1000003814697pt" style:font-size-complex="15pt"/>
    </style:style>
    <style:style style:name="P29" style:family="paragraph" style:parent-style-name="Standard">
      <style:text-properties fo:font-size="15pt" officeooo:rsid="006fc4cf" officeooo:paragraph-rsid="006fc4cf" style:font-size-asian="13.1000003814697pt" style:font-size-complex="15pt"/>
    </style:style>
    <style:style style:name="P30" style:family="paragraph" style:parent-style-name="Standard">
      <style:text-properties fo:font-size="15pt" officeooo:rsid="0074f52d" officeooo:paragraph-rsid="0074f52d" style:font-size-asian="13.1000003814697pt" style:font-size-complex="15pt"/>
    </style:style>
    <style:style style:name="P31" style:family="paragraph" style:parent-style-name="Standard">
      <style:text-properties fo:font-size="15pt" officeooo:rsid="00757430" officeooo:paragraph-rsid="00757430" style:font-size-asian="13.1000003814697pt" style:font-size-complex="15pt"/>
    </style:style>
    <style:style style:name="P32" style:family="paragraph" style:parent-style-name="Standard">
      <style:text-properties fo:font-size="15pt" officeooo:rsid="00794378" officeooo:paragraph-rsid="00794378" style:font-size-asian="13.1000003814697pt" style:font-size-complex="15pt"/>
    </style:style>
    <style:style style:name="P33" style:family="paragraph" style:parent-style-name="Standard">
      <style:text-properties fo:font-size="15pt" officeooo:rsid="007c12f2" officeooo:paragraph-rsid="007c12f2" style:font-size-asian="13.1000003814697pt" style:font-size-complex="15pt"/>
    </style:style>
    <style:style style:name="P34" style:family="paragraph" style:parent-style-name="Standard">
      <style:text-properties fo:font-size="15pt" officeooo:rsid="007d41ac" officeooo:paragraph-rsid="007d41ac" style:font-size-asian="13.1000003814697pt" style:font-size-complex="15pt"/>
    </style:style>
    <style:style style:name="P35" style:family="paragraph" style:parent-style-name="Standard">
      <style:text-properties fo:font-size="15pt" officeooo:rsid="005c1ed3" officeooo:paragraph-rsid="005ed1f4" style:font-size-asian="13.1000003814697pt" style:font-size-complex="15pt"/>
    </style:style>
    <style:style style:name="P36" style:family="paragraph" style:parent-style-name="Standard">
      <style:text-properties fo:font-size="15pt" officeooo:rsid="005ed1f4" officeooo:paragraph-rsid="00609221" style:font-size-asian="13.1000003814697pt" style:font-size-complex="15pt"/>
    </style:style>
    <style:style style:name="P37" style:family="paragraph" style:parent-style-name="Standard">
      <style:text-properties fo:font-size="15pt" fo:font-weight="normal" officeooo:rsid="008c558e" officeooo:paragraph-rsid="008c558e" style:font-size-asian="13.1000003814697pt" style:font-weight-asian="normal" style:font-size-complex="15pt" style:font-weight-complex="normal"/>
    </style:style>
    <style:style style:name="P38" style:family="paragraph" style:parent-style-name="Standard">
      <style:text-properties fo:font-size="15pt" fo:font-weight="normal" officeooo:rsid="008e4148" officeooo:paragraph-rsid="008e4148" style:font-size-asian="13.1000003814697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fo:font-weight="normal" officeooo:rsid="00933dfa" officeooo:paragraph-rsid="00933dfa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5pt" fo:font-weight="normal" officeooo:rsid="00945825" officeooo:paragraph-rsid="00945825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fo:font-weight="normal" officeooo:rsid="0095405b" officeooo:paragraph-rsid="0095405b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fo:font-weight="normal" officeooo:rsid="00970088" officeooo:paragraph-rsid="00970088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5pt" fo:font-weight="normal" officeooo:rsid="0099f415" officeooo:paragraph-rsid="0099f415" style:font-size-asian="13.1000003814697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5pt" fo:font-weight="normal" officeooo:rsid="009dca1e" officeooo:paragraph-rsid="009dca1e" style:font-size-asian="13.1000003814697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5pt" fo:font-weight="normal" officeooo:rsid="00a0a853" officeooo:paragraph-rsid="00a0a853" style:font-size-asian="13.1000003814697pt" style:font-weight-asian="normal" style:font-size-complex="15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5pt" fo:font-weight="normal" officeooo:rsid="00a30df2" officeooo:paragraph-rsid="00a30df2" style:font-size-asian="13.1000003814697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5pt" fo:font-weight="normal" officeooo:rsid="00a53d0a" officeooo:paragraph-rsid="00a53d0a" style:font-size-asian="13.1000003814697pt" style:font-weight-asian="normal" style:font-size-complex="15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5pt" fo:font-weight="normal" officeooo:rsid="00a79681" officeooo:paragraph-rsid="00a79681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5pt" fo:font-weight="normal" officeooo:rsid="00acf308" officeooo:paragraph-rsid="00acf308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5pt" fo:font-weight="normal" officeooo:rsid="00b09623" officeooo:paragraph-rsid="00b09623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5pt" fo:font-weight="normal" officeooo:rsid="00b6bd85" officeooo:paragraph-rsid="00b6bd85" style:font-size-asian="13.1000003814697pt" style:font-weight-asian="normal" style:font-size-complex="15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5pt" fo:font-weight="normal" officeooo:rsid="00b7f862" officeooo:paragraph-rsid="00b7f862" style:font-size-asian="13.1000003814697pt" style:font-weight-asian="normal" style:font-size-complex="15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5pt" fo:font-weight="normal" officeooo:rsid="00c4f92a" officeooo:paragraph-rsid="00c4f92a" style:font-size-asian="13.1000003814697pt" style:font-weight-asian="normal" style:font-size-complex="15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5pt" fo:font-weight="normal" officeooo:rsid="00c73d2e" officeooo:paragraph-rsid="00c73d2e" style:font-size-asian="13.1000003814697pt" style:font-weight-asian="normal" style:font-size-complex="15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5pt" fo:font-weight="normal" officeooo:rsid="00cabd4a" officeooo:paragraph-rsid="00cabd4a" style:font-size-asian="13.1000003814697pt" style:font-weight-asian="normal" style:font-size-complex="15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5pt" fo:font-weight="normal" officeooo:rsid="00ce2c55" officeooo:paragraph-rsid="00ce2c55" style:font-size-asian="13.1000003814697pt" style:font-weight-asian="normal" style:font-size-complex="15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5pt" fo:font-weight="normal" officeooo:rsid="00d0998a" officeooo:paragraph-rsid="00d0998a" style:font-size-asian="13.1000003814697pt" style:font-weight-asian="normal" style:font-size-complex="15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5pt" fo:font-weight="normal" officeooo:rsid="00d2770b" officeooo:paragraph-rsid="00d2770b" style:font-size-asian="13.1000003814697pt" style:font-weight-asian="normal" style:font-size-complex="15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5pt" fo:font-weight="normal" officeooo:rsid="00d2f3fa" officeooo:paragraph-rsid="00d2f3fa" style:font-size-asian="13.1000003814697pt" style:font-weight-asian="normal" style:font-size-complex="15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5pt" fo:font-weight="normal" officeooo:rsid="00d3ae1f" officeooo:paragraph-rsid="00d3ae1f" style:font-size-asian="13.1000003814697pt" style:font-weight-asian="normal" style:font-size-complex="15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5pt" fo:font-weight="normal" officeooo:rsid="00d6c6d3" officeooo:paragraph-rsid="00d6c6d3" style:font-size-asian="13.1000003814697pt" style:font-weight-asian="normal" style:font-size-complex="15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5pt" fo:font-weight="normal" officeooo:rsid="00d9f48b" officeooo:paragraph-rsid="00d9f48b" style:font-size-asian="13.1000003814697pt" style:font-weight-asian="normal" style:font-size-complex="15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5pt" fo:font-weight="normal" officeooo:rsid="00db9b9b" officeooo:paragraph-rsid="00db9b9b" style:font-size-asian="13.1000003814697pt" style:font-weight-asian="normal" style:font-size-complex="15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5pt" fo:font-weight="normal" officeooo:rsid="00dbdfb0" officeooo:paragraph-rsid="00df17a7" style:font-size-asian="13.1000003814697pt" style:font-weight-asian="normal" style:font-size-complex="15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5pt" fo:font-weight="normal" officeooo:rsid="00dbdfb0" officeooo:paragraph-rsid="00e205a6" style:font-size-asian="13.1000003814697pt" style:font-weight-asian="normal" style:font-size-complex="15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5pt" fo:font-weight="normal" officeooo:rsid="00dbdfb0" officeooo:paragraph-rsid="00e5dc1c" style:font-size-asian="13.1000003814697pt" style:font-weight-asian="normal" style:font-size-complex="15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5pt" fo:font-weight="normal" officeooo:rsid="00dbdfb0" officeooo:paragraph-rsid="00e988b9" style:font-size-asian="13.1000003814697pt" style:font-weight-asian="normal" style:font-size-complex="15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5pt" fo:font-weight="normal" officeooo:rsid="00dbdfb0" officeooo:paragraph-rsid="00eaa3c5" style:font-size-asian="13.1000003814697pt" style:font-weight-asian="normal" style:font-size-complex="15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5pt" fo:font-weight="normal" officeooo:rsid="00ef610d" officeooo:paragraph-rsid="00ef610d" style:font-size-asian="13.1000003814697pt" style:font-weight-asian="normal" style:font-size-complex="15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5pt" fo:font-weight="normal" officeooo:rsid="00f666be" officeooo:paragraph-rsid="00f666be" style:font-size-asian="13.1000003814697pt" style:font-weight-asian="normal" style:font-size-complex="15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5pt" fo:font-weight="normal" officeooo:rsid="00f92b7b" officeooo:paragraph-rsid="00f92b7b" style:font-size-asian="13.1000003814697pt" style:font-weight-asian="normal" style:font-size-complex="15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5pt" fo:font-weight="normal" officeooo:rsid="00faf66d" officeooo:paragraph-rsid="00faf66d" style:font-size-asian="13.1000003814697pt" style:font-weight-asian="normal" style:font-size-complex="15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5pt" fo:font-weight="normal" officeooo:rsid="00fba7d1" officeooo:paragraph-rsid="00fba7d1" style:font-size-asian="13.1000003814697pt" style:font-weight-asian="normal" style:font-size-complex="15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ize="15pt" fo:font-weight="bold" officeooo:rsid="009033a8" officeooo:paragraph-rsid="009033a8" style:font-size-asian="13.1000003814697pt" style:font-weight-asian="bold" style:font-size-complex="15pt" style:font-weight-complex="bold"/>
    </style:style>
    <style:style style:name="P75" style:family="paragraph" style:parent-style-name="Standard">
      <style:text-properties fo:font-size="15pt" fo:font-weight="bold" officeooo:rsid="00841afb" officeooo:paragraph-rsid="007d41ac" style:font-size-asian="13.1000003814697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5pt" fo:font-weight="bold" officeooo:rsid="00ba5b38" officeooo:paragraph-rsid="00ba5b38" style:font-size-asian="13.1000003814697pt" style:font-weight-asian="bold" style:font-size-complex="15pt" style:font-weight-complex="bold"/>
    </style:style>
    <style:style style:name="P77" style:family="paragraph" style:parent-style-name="Standard">
      <style:text-properties fo:font-size="15pt" fo:font-weight="bold" officeooo:rsid="024147c9" officeooo:paragraph-rsid="0016b0cf" style:font-size-asian="13.1000003814697pt" style:font-weight-asian="bold" style:font-size-complex="15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text-position="0% 100%" fo:font-size="15pt" fo:font-weight="normal" officeooo:rsid="0100f0a8" officeooo:paragraph-rsid="0100f0a8" style:font-size-asian="13.1000003814697pt" style:font-weight-asian="normal" style:font-size-complex="15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text-position="0% 100%" fo:font-size="15pt" fo:font-weight="normal" officeooo:rsid="01037251" officeooo:paragraph-rsid="01037251" style:font-size-asian="13.1000003814697pt" style:font-weight-asian="normal" style:font-size-complex="15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text-position="0% 100%" fo:font-size="15pt" fo:font-weight="normal" officeooo:rsid="010d4850" officeooo:paragraph-rsid="010d4850" style:font-size-asian="13.1000003814697pt" style:font-weight-asian="normal" style:font-size-complex="15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text-position="0% 100%" fo:font-size="15pt" fo:font-weight="normal" officeooo:rsid="010f4f9f" officeooo:paragraph-rsid="010f4f9f" style:font-size-asian="13.1000003814697pt" style:font-weight-asian="normal" style:font-size-complex="15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text-position="0% 100%" fo:font-size="15pt" fo:font-weight="normal" officeooo:rsid="01108940" officeooo:paragraph-rsid="01108940" style:font-size-asian="13.1000003814697pt" style:font-weight-asian="normal" style:font-size-complex="15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text-position="0% 100%" fo:font-size="15pt" fo:font-weight="normal" officeooo:rsid="01128bcd" officeooo:paragraph-rsid="01128bcd" style:font-size-asian="13.1000003814697pt" style:font-weight-asian="normal" style:font-size-complex="15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text-position="0% 100%" fo:font-size="15pt" fo:font-weight="normal" officeooo:rsid="0112edab" officeooo:paragraph-rsid="0112edab" style:font-size-asian="13.1000003814697pt" style:font-weight-asian="normal" style:font-size-complex="15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text-position="0% 100%" fo:font-size="15pt" fo:font-weight="normal" officeooo:rsid="0113c11a" officeooo:paragraph-rsid="0113c11a" style:font-size-asian="13.1000003814697pt" style:font-weight-asian="normal" style:font-size-complex="15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text-position="0% 100%" fo:font-size="15pt" fo:font-weight="normal" officeooo:rsid="0115adfd" officeooo:paragraph-rsid="0115adfd" style:font-size-asian="13.1000003814697pt" style:font-weight-asian="normal" style:font-size-complex="15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position="0% 100%" fo:font-size="15pt" fo:font-weight="normal" officeooo:rsid="00dd1c9d" officeooo:paragraph-rsid="00df17a7" style:font-size-asian="13.1000003814697pt" style:font-weight-asian="normal" style:font-size-complex="15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position="0% 100%" fo:font-size="15pt" fo:font-weight="normal" officeooo:rsid="00dd1c9d" officeooo:paragraph-rsid="00eaa3c5" style:font-size-asian="13.1000003814697pt" style:font-weight-asian="normal" style:font-size-complex="15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position="0% 100%" fo:font-size="15pt" fo:font-weight="normal" officeooo:rsid="00e1035e" officeooo:paragraph-rsid="00e205a6" style:font-size-asian="13.1000003814697pt" style:font-weight-asian="normal" style:font-size-complex="15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position="0% 100%" fo:font-size="15pt" fo:font-weight="normal" officeooo:rsid="00f1abd3" officeooo:paragraph-rsid="00ef610d" style:font-size-asian="13.1000003814697pt" style:font-weight-asian="normal" style:font-size-complex="15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position="0% 100%" fo:font-size="15pt" fo:font-weight="normal" officeooo:rsid="00f6bde0" officeooo:paragraph-rsid="00f666be" style:font-size-asian="13.1000003814697pt" style:font-weight-asian="normal" style:font-size-complex="15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position="0% 100%" fo:font-size="15pt" fo:font-weight="normal" officeooo:rsid="00fa2b75" officeooo:paragraph-rsid="00f92b7b" style:font-size-asian="13.1000003814697pt" style:font-weight-asian="normal" style:font-size-complex="15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position="0% 100%" fo:font-size="15pt" fo:font-weight="normal" officeooo:rsid="00faf66d" officeooo:paragraph-rsid="00faf66d" style:font-size-asian="13.1000003814697pt" style:font-weight-asian="normal" style:font-size-complex="15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text-position="0% 100%" fo:font-size="15pt" fo:font-weight="normal" officeooo:rsid="0119c284" officeooo:paragraph-rsid="0119c284" style:font-size-asian="13.1000003814697pt" style:font-weight-asian="normal" style:font-size-complex="15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position="0% 100%" fo:font-size="15pt" fo:font-weight="normal" officeooo:rsid="01205d1d" officeooo:paragraph-rsid="01205d1d" style:font-size-asian="13.1000003814697pt" style:font-weight-asian="normal" style:font-size-complex="15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position="0% 100%" fo:font-size="15pt" fo:font-weight="normal" officeooo:rsid="01232a58" officeooo:paragraph-rsid="01232a58" style:font-size-asian="13.1000003814697pt" style:font-weight-asian="normal" style:font-size-complex="15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text-position="0% 100%" fo:font-size="15pt" fo:font-weight="normal" officeooo:rsid="0125a177" officeooo:paragraph-rsid="0125a177" style:font-size-asian="13.1000003814697pt" style:font-weight-asian="normal" style:font-size-complex="15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text-position="0% 100%" fo:font-size="15pt" fo:font-weight="normal" officeooo:rsid="01283c7c" officeooo:paragraph-rsid="01283c7c" style:font-size-asian="13.1000003814697pt" style:font-weight-asian="normal" style:font-size-complex="15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text-position="0% 100%" fo:font-size="15pt" fo:font-weight="normal" officeooo:rsid="012ae415" officeooo:paragraph-rsid="012ae415" style:font-size-asian="13.1000003814697pt" style:font-weight-asian="normal" style:font-size-complex="15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text-position="0% 100%" fo:font-size="15pt" fo:font-weight="normal" officeooo:rsid="01373c43" officeooo:paragraph-rsid="01373c43" style:font-size-asian="13.1000003814697pt" style:font-weight-asian="normal" style:font-size-complex="15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text-position="0% 100%" fo:font-size="15pt" fo:font-weight="normal" officeooo:rsid="0138c068" officeooo:paragraph-rsid="0138c068" style:font-size-asian="13.1000003814697pt" style:font-weight-asian="normal" style:font-size-complex="15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text-position="0% 100%" fo:font-size="15pt" fo:font-weight="normal" officeooo:rsid="0142d18d" officeooo:paragraph-rsid="0142d18d" style:font-size-asian="13.1000003814697pt" style:font-weight-asian="normal" style:font-size-complex="15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position="0% 100%" fo:font-size="15pt" fo:font-weight="normal" officeooo:rsid="014f75c4" officeooo:paragraph-rsid="014f75c4" style:font-size-asian="13.1000003814697pt" style:font-weight-asian="normal" style:font-size-complex="15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text-position="0% 100%" fo:font-size="15pt" fo:font-weight="normal" officeooo:rsid="015429b3" officeooo:paragraph-rsid="015429b3" style:font-size-asian="13.1000003814697pt" style:font-weight-asian="normal" style:font-size-complex="15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text-position="0% 100%" fo:font-size="15pt" fo:font-weight="normal" officeooo:rsid="0154c013" officeooo:paragraph-rsid="0154c013" style:font-size-asian="13.1000003814697pt" style:font-weight-asian="normal" style:font-size-complex="15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text-position="0% 100%" fo:font-size="15pt" fo:font-weight="normal" officeooo:rsid="01573d10" officeooo:paragraph-rsid="01573d10" style:font-size-asian="13.1000003814697pt" style:font-weight-asian="normal" style:font-size-complex="15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text-position="0% 100%" fo:font-size="15pt" fo:font-weight="normal" officeooo:rsid="0159c556" officeooo:paragraph-rsid="0159c556" style:font-size-asian="13.1000003814697pt" style:font-weight-asian="normal" style:font-size-complex="15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text-position="0% 100%" fo:font-size="15pt" fo:font-weight="normal" officeooo:rsid="015c392b" officeooo:paragraph-rsid="015c392b" style:font-size-asian="13.1000003814697pt" style:font-weight-asian="normal" style:font-size-complex="15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text-position="0% 100%" fo:font-size="15pt" fo:font-weight="normal" officeooo:rsid="015d8707" officeooo:paragraph-rsid="0162a6db" style:font-size-asian="13.1000003814697pt" style:font-weight-asian="normal" style:font-size-complex="15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text-position="0% 100%" fo:font-size="15pt" fo:font-weight="normal" officeooo:rsid="01668692" officeooo:paragraph-rsid="01668692" style:font-size-asian="13.1000003814697pt" style:font-weight-asian="normal" style:font-size-complex="15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text-position="0% 100%" fo:font-size="15pt" fo:font-weight="normal" officeooo:rsid="016baf56" officeooo:paragraph-rsid="016baf56" style:font-size-asian="13.1000003814697pt" style:font-weight-asian="normal" style:font-size-complex="15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text-position="0% 100%" fo:font-size="15pt" fo:font-weight="normal" officeooo:rsid="017103bc" officeooo:paragraph-rsid="017103bc" style:font-size-asian="13.1000003814697pt" style:font-weight-asian="normal" style:font-size-complex="15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text-position="0% 100%" fo:font-size="15pt" fo:font-weight="normal" officeooo:rsid="0176e8a9" officeooo:paragraph-rsid="0176e8a9" style:font-size-asian="13.1000003814697pt" style:font-weight-asian="normal" style:font-size-complex="15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text-position="0% 100%" fo:font-size="15pt" fo:font-weight="normal" officeooo:rsid="01780b69" officeooo:paragraph-rsid="01780b69" style:font-size-asian="13.1000003814697pt" style:font-weight-asian="normal" style:font-size-complex="15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text-position="0% 100%" fo:font-size="15pt" fo:font-weight="normal" officeooo:rsid="0162a6db" officeooo:paragraph-rsid="01652ae2" style:font-size-asian="13.1000003814697pt" style:font-weight-asian="normal" style:font-size-complex="15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text-position="0% 100%" fo:font-size="15pt" fo:font-weight="normal" officeooo:rsid="01837de5" officeooo:paragraph-rsid="01837de5" style:font-size-asian="13.1000003814697pt" style:font-weight-asian="normal" style:font-size-complex="15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text-position="0% 100%" fo:font-size="15pt" fo:font-weight="normal" officeooo:rsid="018bfd0a" officeooo:paragraph-rsid="018bfd0a" style:font-size-asian="13.1000003814697pt" style:font-weight-asian="normal" style:font-size-complex="15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text-position="0% 100%" fo:font-size="15pt" fo:font-weight="normal" officeooo:rsid="01937e01" officeooo:paragraph-rsid="01937e01" style:font-size-asian="13.1000003814697pt" style:font-weight-asian="normal" style:font-size-complex="15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text-position="0% 100%" fo:font-size="15pt" fo:font-weight="normal" officeooo:rsid="019c8f82" officeooo:paragraph-rsid="019c8f82" style:font-size-asian="13.1000003814697pt" style:font-weight-asian="normal" style:font-size-complex="15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text-position="0% 100%" fo:font-size="15pt" fo:font-weight="normal" officeooo:rsid="01a12cc4" officeooo:paragraph-rsid="01a12cc4" style:font-size-asian="13.1000003814697pt" style:font-weight-asian="normal" style:font-size-complex="15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text-position="0% 100%" fo:font-size="15pt" fo:font-weight="normal" officeooo:rsid="01a51f3a" officeooo:paragraph-rsid="01a51f3a" style:font-size-asian="13.1000003814697pt" style:font-weight-asian="normal" style:font-size-complex="15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text-position="0% 100%" fo:font-size="15pt" fo:font-weight="normal" officeooo:rsid="01a64469" officeooo:paragraph-rsid="01a64469" style:font-size-asian="13.1000003814697pt" style:font-weight-asian="normal" style:font-size-complex="15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fo:font-size="15pt" fo:font-weight="normal" officeooo:rsid="01a84ef4" officeooo:paragraph-rsid="01a84ef4" style:font-size-asian="13.1000003814697pt" style:font-weight-asian="normal" style:font-size-complex="15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text-position="0% 100%" fo:font-size="15pt" fo:font-weight="normal" officeooo:rsid="01a86f73" officeooo:paragraph-rsid="01a86f73" style:font-size-asian="13.1000003814697pt" style:font-weight-asian="normal" style:font-size-complex="15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text-position="0% 100%" fo:font-size="15pt" fo:font-weight="normal" officeooo:rsid="01aa4475" officeooo:paragraph-rsid="01aa4475" style:font-size-asian="13.1000003814697pt" style:font-weight-asian="normal" style:font-size-complex="15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text-position="0% 100%" fo:font-size="15pt" fo:font-weight="normal" officeooo:rsid="01ad0e4c" officeooo:paragraph-rsid="01ad0e4c" style:font-size-asian="13.1000003814697pt" style:font-weight-asian="normal" style:font-size-complex="15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text-position="0% 100%" fo:font-size="15pt" fo:font-weight="normal" officeooo:rsid="01aeec00" officeooo:paragraph-rsid="01aeec00" style:font-size-asian="13.1000003814697pt" style:font-weight-asian="normal" style:font-size-complex="15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text-position="0% 100%" fo:font-size="15pt" fo:font-weight="normal" officeooo:rsid="01b49371" officeooo:paragraph-rsid="01b49371" style:font-size-asian="13.1000003814697pt" style:font-weight-asian="normal" style:font-size-complex="15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position="0% 100%" fo:font-size="15pt" fo:font-weight="normal" officeooo:rsid="01b62e0a" officeooo:paragraph-rsid="01b62e0a" style:font-size-asian="13.1000003814697pt" style:font-weight-asian="normal" style:font-size-complex="15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text-position="0% 100%" fo:font-size="15pt" fo:font-weight="normal" officeooo:rsid="01b6a041" officeooo:paragraph-rsid="01b6a041" style:font-size-asian="13.1000003814697pt" style:font-weight-asian="normal" style:font-size-complex="15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text-position="0% 100%" fo:font-size="15pt" fo:font-weight="normal" officeooo:rsid="01b8297a" officeooo:paragraph-rsid="01b8297a" style:font-size-asian="13.1000003814697pt" style:font-weight-asian="normal" style:font-size-complex="15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text-position="0% 100%" fo:font-size="15pt" fo:font-weight="normal" officeooo:rsid="01b9f2d1" officeooo:paragraph-rsid="01bac5cb" style:font-size-asian="13.1000003814697pt" style:font-weight-asian="normal" style:font-size-complex="15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text-position="0% 100%" fo:font-size="15pt" fo:font-weight="normal" officeooo:rsid="01b9f2d1" officeooo:paragraph-rsid="01bd8c08" style:font-size-asian="13.1000003814697pt" style:font-weight-asian="normal" style:font-size-complex="15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text-position="0% 100%" fo:font-size="15pt" fo:font-weight="normal" officeooo:rsid="01b9f2d1" officeooo:paragraph-rsid="01be0feb" style:font-size-asian="13.1000003814697pt" style:font-weight-asian="normal" style:font-size-complex="15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text-position="0% 100%" fo:font-size="15pt" fo:font-weight="normal" officeooo:rsid="01c1bde8" officeooo:paragraph-rsid="01c1bde8" style:font-size-asian="13.1000003814697pt" style:font-weight-asian="normal" style:font-size-complex="15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text-position="0% 100%" fo:font-size="15pt" fo:font-weight="normal" officeooo:rsid="01c34f0c" officeooo:paragraph-rsid="01c34f0c" style:font-size-asian="13.1000003814697pt" style:font-weight-asian="normal" style:font-size-complex="15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text-position="0% 100%" fo:font-size="15pt" fo:font-weight="normal" officeooo:rsid="01c75021" officeooo:paragraph-rsid="01c75021" style:font-size-asian="13.1000003814697pt" style:font-weight-asian="normal" style:font-size-complex="15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text-position="0% 100%" fo:font-size="15pt" fo:font-weight="normal" officeooo:rsid="01cc01db" officeooo:paragraph-rsid="01cc01db" style:font-size-asian="13.1000003814697pt" style:font-weight-asian="normal" style:font-size-complex="15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text-position="0% 100%" fo:font-size="15pt" fo:font-weight="normal" officeooo:rsid="01cd44cb" officeooo:paragraph-rsid="01cd44cb" style:font-size-asian="13.1000003814697pt" style:font-weight-asian="normal" style:font-size-complex="15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text-position="0% 100%" fo:font-size="15pt" fo:font-weight="normal" officeooo:rsid="01d1bec4" officeooo:paragraph-rsid="01d1bec4" style:font-size-asian="13.1000003814697pt" style:font-weight-asian="normal" style:font-size-complex="15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text-position="0% 100%" fo:font-size="15pt" fo:font-weight="normal" officeooo:rsid="01d1f343" officeooo:paragraph-rsid="01d1f343" style:font-size-asian="13.1000003814697pt" style:font-weight-asian="normal" style:font-size-complex="15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text-position="0% 100%" fo:font-size="15pt" fo:font-weight="normal" officeooo:rsid="01d6091a" officeooo:paragraph-rsid="01d6091a" style:font-size-asian="13.1000003814697pt" style:font-weight-asian="normal" style:font-size-complex="15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text-position="0% 100%" fo:font-size="15pt" fo:font-weight="normal" officeooo:rsid="01d708a9" officeooo:paragraph-rsid="01d708a9" style:font-size-asian="13.1000003814697pt" style:font-weight-asian="normal" style:font-size-complex="15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text-position="0% 100%" fo:font-size="15pt" fo:font-weight="normal" officeooo:rsid="01d7aeaf" officeooo:paragraph-rsid="01d7aeaf" style:font-size-asian="13.1000003814697pt" style:font-weight-asian="normal" style:font-size-complex="15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text-position="0% 100%" fo:font-size="15pt" fo:font-weight="normal" officeooo:rsid="01d8f7fa" officeooo:paragraph-rsid="01d8f7fa" style:font-size-asian="13.1000003814697pt" style:font-weight-asian="normal" style:font-size-complex="15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text-position="0% 100%" fo:font-size="15pt" fo:font-weight="normal" officeooo:rsid="01dd3732" officeooo:paragraph-rsid="01dd3732" style:font-size-asian="13.1000003814697pt" style:font-weight-asian="normal" style:font-size-complex="15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text-position="0% 100%" fo:font-size="15pt" fo:font-weight="normal" officeooo:rsid="01e855c4" officeooo:paragraph-rsid="01e855c4" style:font-size-asian="13.1000003814697pt" style:font-weight-asian="normal" style:font-size-complex="15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text-position="0% 100%" fo:font-size="15pt" fo:font-weight="normal" officeooo:rsid="01ec1eb7" officeooo:paragraph-rsid="01ec1eb7" style:font-size-asian="13.1000003814697pt" style:font-weight-asian="normal" style:font-size-complex="15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text-position="0% 100%" fo:font-size="15pt" fo:font-weight="normal" officeooo:rsid="01efbf0f" officeooo:paragraph-rsid="01efbf0f" style:font-size-asian="13.1000003814697pt" style:font-weight-asian="normal" style:font-size-complex="15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text-position="0% 100%" fo:font-size="15pt" fo:font-weight="normal" officeooo:rsid="01f137f6" officeooo:paragraph-rsid="01f137f6" style:font-size-asian="13.1000003814697pt" style:font-weight-asian="normal" style:font-size-complex="15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text-position="0% 100%" fo:font-size="15pt" fo:font-weight="normal" officeooo:rsid="01f287f1" officeooo:paragraph-rsid="01f287f1" style:font-size-asian="13.1000003814697pt" style:font-weight-asian="normal" style:font-size-complex="15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text-position="0% 100%" fo:font-size="15pt" fo:font-weight="normal" officeooo:rsid="01f2e2aa" officeooo:paragraph-rsid="01f2e2aa" style:font-size-asian="13.1000003814697pt" style:font-weight-asian="normal" style:font-size-complex="15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text-position="0% 100%" fo:font-size="15pt" fo:font-weight="normal" officeooo:rsid="01f49793" officeooo:paragraph-rsid="01f49793" style:font-size-asian="13.1000003814697pt" style:font-weight-asian="normal" style:font-size-complex="15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text-position="0% 100%" fo:font-size="15pt" fo:font-weight="normal" officeooo:rsid="01f83b4b" officeooo:paragraph-rsid="01f83b4b" style:font-size-asian="13.1000003814697pt" style:font-weight-asian="normal" style:font-size-complex="15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text-position="0% 100%" fo:font-size="15pt" fo:font-weight="normal" officeooo:rsid="01f8b0f0" officeooo:paragraph-rsid="01f8b0f0" style:font-size-asian="13.1000003814697pt" style:font-weight-asian="normal" style:font-size-complex="15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text-position="0% 100%" fo:font-size="15pt" fo:font-weight="normal" officeooo:rsid="01fbb326" officeooo:paragraph-rsid="01fbb326" style:font-size-asian="13.1000003814697pt" style:font-weight-asian="normal" style:font-size-complex="15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text-position="0% 100%" fo:font-size="15pt" fo:font-weight="normal" officeooo:rsid="01fc6f66" officeooo:paragraph-rsid="01fc6f66" style:font-size-asian="13.1000003814697pt" style:font-weight-asian="normal" style:font-size-complex="15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text-position="0% 100%" fo:font-size="15pt" fo:font-weight="normal" officeooo:rsid="02028d07" officeooo:paragraph-rsid="02028d07" style:font-size-asian="13.1000003814697pt" style:font-weight-asian="normal" style:font-size-complex="15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text-position="0% 100%" fo:font-size="15pt" fo:font-weight="normal" officeooo:rsid="02037cd7" officeooo:paragraph-rsid="02037cd7" style:font-size-asian="13.1000003814697pt" style:font-weight-asian="normal" style:font-size-complex="15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text-position="0% 100%" fo:font-size="15pt" fo:font-weight="normal" officeooo:rsid="0203b4ae" officeooo:paragraph-rsid="0203b4ae" style:font-size-asian="13.1000003814697pt" style:font-weight-asian="normal" style:font-size-complex="15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text-position="0% 100%" fo:font-size="15pt" fo:font-weight="normal" officeooo:rsid="020493af" officeooo:paragraph-rsid="020493af" style:font-size-asian="13.1000003814697pt" style:font-weight-asian="normal" style:font-size-complex="15pt" style:font-weight-complex="normal"/>
    </style:style>
    <style:style style:name="P16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074ce9" officeooo:paragraph-rsid="02074ce9" style:font-size-asian="13.1000003814697pt" style:font-weight-asian="normal" style:font-size-complex="15pt" style:font-weight-complex="normal"/>
    </style:style>
    <style:style style:name="P16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0850cf" officeooo:paragraph-rsid="020850cf" style:font-size-asian="13.1000003814697pt" style:font-weight-asian="normal" style:font-size-complex="15pt" style:font-weight-complex="normal"/>
    </style:style>
    <style:style style:name="P16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0bf91a" officeooo:paragraph-rsid="020bf91a" style:font-size-asian="13.1000003814697pt" style:font-weight-asian="normal" style:font-size-complex="15pt" style:font-weight-complex="normal"/>
    </style:style>
    <style:style style:name="P16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0eb9bb" officeooo:paragraph-rsid="020eb9bb" style:font-size-asian="13.1000003814697pt" style:font-weight-asian="normal" style:font-size-complex="15pt" style:font-weight-complex="normal"/>
    </style:style>
    <style:style style:name="P16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107288" officeooo:paragraph-rsid="02107288" style:font-size-asian="13.1000003814697pt" style:font-weight-asian="normal" style:font-size-complex="15pt" style:font-weight-complex="normal"/>
    </style:style>
    <style:style style:name="P167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107288" officeooo:paragraph-rsid="02133bcf" style:font-size-asian="13.1000003814697pt" style:font-weight-asian="normal" style:font-size-complex="15pt" style:font-weight-complex="normal"/>
    </style:style>
    <style:style style:name="P168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19ad9d" officeooo:paragraph-rsid="0219ad9d" style:font-size-asian="13.1000003814697pt" style:font-weight-asian="normal" style:font-size-complex="15pt" style:font-weight-complex="normal"/>
    </style:style>
    <style:style style:name="P169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1ef6f3" officeooo:paragraph-rsid="021ef6f3" style:font-size-asian="13.1000003814697pt" style:font-weight-asian="normal" style:font-size-complex="15pt" style:font-weight-complex="normal"/>
    </style:style>
    <style:style style:name="P17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0b588" officeooo:paragraph-rsid="0220b588" style:font-size-asian="13.1000003814697pt" style:font-weight-asian="normal" style:font-size-complex="15pt" style:font-weight-complex="normal"/>
    </style:style>
    <style:style style:name="P17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0b588" officeooo:paragraph-rsid="0224d513" style:font-size-asian="13.1000003814697pt" style:font-weight-asian="normal" style:font-size-complex="15pt" style:font-weight-complex="normal"/>
    </style:style>
    <style:style style:name="P17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1d235" officeooo:paragraph-rsid="0221d235" style:font-size-asian="13.1000003814697pt" style:font-weight-asian="normal" style:font-size-complex="15pt" style:font-weight-complex="normal"/>
    </style:style>
    <style:style style:name="P17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282e8" officeooo:paragraph-rsid="0223e9c1" style:font-size-asian="13.1000003814697pt" style:font-weight-asian="normal" style:font-size-complex="15pt" style:font-weight-complex="normal"/>
    </style:style>
    <style:style style:name="P17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5db16" officeooo:paragraph-rsid="0225db16" style:font-size-asian="13.1000003814697pt" style:font-weight-asian="normal" style:font-size-complex="15pt" style:font-weight-complex="normal"/>
    </style:style>
    <style:style style:name="P17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d4ed8" officeooo:paragraph-rsid="022d4ed8" style:font-size-asian="13.1000003814697pt" style:font-weight-asian="normal" style:font-size-complex="15pt" style:font-weight-complex="normal"/>
    </style:style>
    <style:style style:name="P17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f5772" officeooo:paragraph-rsid="022f5772" style:font-size-asian="13.1000003814697pt" style:font-weight-asian="normal" style:font-size-complex="15pt" style:font-weight-complex="normal"/>
    </style:style>
    <style:style style:name="P177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2f7de9" officeooo:paragraph-rsid="022f7de9" style:font-size-asian="13.1000003814697pt" style:font-weight-asian="normal" style:font-size-complex="15pt" style:font-weight-complex="normal"/>
    </style:style>
    <style:style style:name="P178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4546d6" officeooo:paragraph-rsid="024546d6" style:font-size-asian="13.1000003814697pt" style:font-weight-asian="normal" style:font-size-complex="15pt" style:font-weight-complex="normal"/>
    </style:style>
    <style:style style:name="P179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48eabd" officeooo:paragraph-rsid="0248eabd" style:font-size-asian="13.1000003814697pt" style:font-weight-asian="normal" style:font-size-complex="15pt" style:font-weight-complex="normal"/>
    </style:style>
    <style:style style:name="P18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4e1386" officeooo:paragraph-rsid="024e1386" style:font-size-asian="13.1000003814697pt" style:font-weight-asian="normal" style:font-size-complex="15pt" style:font-weight-complex="normal"/>
    </style:style>
    <style:style style:name="P18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50d42c" officeooo:paragraph-rsid="0250d42c" style:font-size-asian="13.1000003814697pt" style:font-weight-asian="normal" style:font-size-complex="15pt" style:font-weight-complex="normal"/>
    </style:style>
    <style:style style:name="P18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5220e7" officeooo:paragraph-rsid="025220e7" style:font-size-asian="13.1000003814697pt" style:font-weight-asian="normal" style:font-size-complex="15pt" style:font-weight-complex="normal"/>
    </style:style>
    <style:style style:name="P18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524d25" officeooo:paragraph-rsid="02524d25" style:font-size-asian="13.1000003814697pt" style:font-weight-asian="normal" style:font-size-complex="15pt" style:font-weight-complex="normal"/>
    </style:style>
    <style:style style:name="P18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54301f" officeooo:paragraph-rsid="0254301f" style:font-size-asian="13.1000003814697pt" style:font-weight-asian="normal" style:font-size-complex="15pt" style:font-weight-complex="normal"/>
    </style:style>
    <style:style style:name="P18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56a137" officeooo:paragraph-rsid="0256a137" style:font-size-asian="13.1000003814697pt" style:font-weight-asian="normal" style:font-size-complex="15pt" style:font-weight-complex="normal"/>
    </style:style>
    <style:style style:name="P18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574519" officeooo:paragraph-rsid="02574519" style:font-size-asian="13.1000003814697pt" style:font-weight-asian="normal" style:font-size-complex="15pt" style:font-weight-complex="normal"/>
    </style:style>
    <style:style style:name="P187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690a94" officeooo:paragraph-rsid="02690a94" style:font-size-asian="13.1000003814697pt" style:font-weight-asian="normal" style:font-size-complex="15pt" style:font-weight-complex="normal"/>
    </style:style>
    <style:style style:name="P188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6d73a8" officeooo:paragraph-rsid="026d73a8" style:font-size-asian="13.1000003814697pt" style:font-weight-asian="normal" style:font-size-complex="15pt" style:font-weight-complex="normal"/>
    </style:style>
    <style:style style:name="P189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6f3bca" officeooo:paragraph-rsid="026f3bca" style:font-size-asian="13.1000003814697pt" style:font-weight-asian="normal" style:font-size-complex="15pt" style:font-weight-complex="normal"/>
    </style:style>
    <style:style style:name="P19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00665" officeooo:paragraph-rsid="02700665" style:font-size-asian="13.1000003814697pt" style:font-weight-asian="normal" style:font-size-complex="15pt" style:font-weight-complex="normal"/>
    </style:style>
    <style:style style:name="P19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28e0c" officeooo:paragraph-rsid="02728e0c" style:font-size-asian="13.1000003814697pt" style:font-weight-asian="normal" style:font-size-complex="15pt" style:font-weight-complex="normal"/>
    </style:style>
    <style:style style:name="P19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44416" officeooo:paragraph-rsid="02744416" style:font-size-asian="13.1000003814697pt" style:font-weight-asian="normal" style:font-size-complex="15pt" style:font-weight-complex="normal"/>
    </style:style>
    <style:style style:name="P19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59123" officeooo:paragraph-rsid="02759123" style:font-size-asian="13.1000003814697pt" style:font-weight-asian="normal" style:font-size-complex="15pt" style:font-weight-complex="normal"/>
    </style:style>
    <style:style style:name="P19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92201" officeooo:paragraph-rsid="02792201" style:font-size-asian="13.1000003814697pt" style:font-weight-asian="normal" style:font-size-complex="15pt" style:font-weight-complex="normal"/>
    </style:style>
    <style:style style:name="P19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af239" officeooo:paragraph-rsid="027af239" style:font-size-asian="13.1000003814697pt" style:font-weight-asian="normal" style:font-size-complex="15pt" style:font-weight-complex="normal"/>
    </style:style>
    <style:style style:name="P19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cdfd7" officeooo:paragraph-rsid="027cdfd7" style:font-size-asian="13.1000003814697pt" style:font-weight-asian="normal" style:font-size-complex="15pt" style:font-weight-complex="normal"/>
    </style:style>
    <style:style style:name="P197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7ee172" officeooo:paragraph-rsid="027ee172" style:font-size-asian="13.1000003814697pt" style:font-weight-asian="normal" style:font-size-complex="15pt" style:font-weight-complex="normal"/>
    </style:style>
    <style:style style:name="P198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811e51" officeooo:paragraph-rsid="02811e51" style:font-size-asian="13.1000003814697pt" style:font-weight-asian="normal" style:font-size-complex="15pt" style:font-weight-complex="normal"/>
    </style:style>
    <style:style style:name="P199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84bc85" officeooo:paragraph-rsid="0284bc85" style:font-size-asian="13.1000003814697pt" style:font-weight-asian="normal" style:font-size-complex="15pt" style:font-weight-complex="normal"/>
    </style:style>
    <style:style style:name="P20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895ae6" officeooo:paragraph-rsid="02895ae6" style:font-size-asian="13.1000003814697pt" style:font-weight-asian="normal" style:font-size-complex="15pt" style:font-weight-complex="normal"/>
    </style:style>
    <style:style style:name="P20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8df28e" officeooo:paragraph-rsid="02895ae6" style:font-size-asian="13.1000003814697pt" style:font-weight-asian="normal" style:font-size-complex="15pt" style:font-weight-complex="normal"/>
    </style:style>
    <style:style style:name="P20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970519" officeooo:paragraph-rsid="02969615" style:font-size-asian="13.1000003814697pt" style:font-weight-asian="normal" style:font-size-complex="15pt" style:font-weight-complex="normal"/>
    </style:style>
    <style:style style:name="P20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9da6fc" officeooo:paragraph-rsid="029da6fc" style:font-size-asian="13.1000003814697pt" style:font-weight-asian="normal" style:font-size-complex="15pt" style:font-weight-complex="normal"/>
    </style:style>
    <style:style style:name="P20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a27cc0" officeooo:paragraph-rsid="02a24724" style:font-size-asian="13.1000003814697pt" style:font-weight-asian="normal" style:font-size-complex="15pt" style:font-weight-complex="normal"/>
    </style:style>
    <style:style style:name="P20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ac4732" officeooo:paragraph-rsid="02ac4732" style:font-size-asian="13.1000003814697pt" style:font-weight-asian="normal" style:font-size-complex="15pt" style:font-weight-complex="normal"/>
    </style:style>
    <style:style style:name="P20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b59c34" officeooo:paragraph-rsid="02b7264b" style:font-size-asian="13.1000003814697pt" style:font-weight-asian="normal" style:font-size-complex="15pt" style:font-weight-complex="normal"/>
    </style:style>
    <style:style style:name="P207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cc4f8a" officeooo:paragraph-rsid="02cc4f8a" style:font-size-asian="13.1000003814697pt" style:font-weight-asian="normal" style:font-size-complex="15pt" style:font-weight-complex="normal"/>
    </style:style>
    <style:style style:name="P208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normal" officeooo:rsid="02ccfa7e" officeooo:paragraph-rsid="02ccfa7e" style:font-size-asian="13.1000003814697pt" style:font-weight-asian="normal" style:font-size-complex="15pt" style:font-weight-complex="normal"/>
    </style:style>
    <style:style style:name="P209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327203" officeooo:paragraph-rsid="02327203" style:font-size-asian="13.1000003814697pt" style:font-weight-asian="bold" style:font-size-complex="15pt" style:font-weight-complex="bold"/>
    </style:style>
    <style:style style:name="P21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20cc5" officeooo:paragraph-rsid="02920cc5" style:font-size-asian="13.1000003814697pt" style:font-weight-asian="bold" style:font-size-complex="15pt" style:font-weight-complex="bold"/>
    </style:style>
    <style:style style:name="P21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4e161" officeooo:paragraph-rsid="0294e161" style:font-size-asian="13.1000003814697pt" style:font-weight-asian="bold" style:font-size-complex="15pt" style:font-weight-complex="bold"/>
    </style:style>
    <style:style style:name="P21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69615" officeooo:paragraph-rsid="02969615" style:font-size-asian="13.1000003814697pt" style:font-weight-asian="bold" style:font-size-complex="15pt" style:font-weight-complex="bold"/>
    </style:style>
    <style:style style:name="P21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78c4d" officeooo:paragraph-rsid="02978c4d" style:font-size-asian="13.1000003814697pt" style:font-weight-asian="bold" style:font-size-complex="15pt" style:font-weight-complex="bold"/>
    </style:style>
    <style:style style:name="P21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8febe" officeooo:paragraph-rsid="0298febe" style:font-size-asian="13.1000003814697pt" style:font-weight-asian="bold" style:font-size-complex="15pt" style:font-weight-complex="bold"/>
    </style:style>
    <style:style style:name="P21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b33b7" officeooo:paragraph-rsid="029b33b7" style:font-size-asian="13.1000003814697pt" style:font-weight-asian="bold" style:font-size-complex="15pt" style:font-weight-complex="bold"/>
    </style:style>
    <style:style style:name="P21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d15f6" officeooo:paragraph-rsid="029d15f6" style:font-size-asian="13.1000003814697pt" style:font-weight-asian="bold" style:font-size-complex="15pt" style:font-weight-complex="bold"/>
    </style:style>
    <style:style style:name="P217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9da6fc" officeooo:paragraph-rsid="029da6fc" style:font-size-asian="13.1000003814697pt" style:font-weight-asian="bold" style:font-size-complex="15pt" style:font-weight-complex="bold"/>
    </style:style>
    <style:style style:name="P218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a24724" officeooo:paragraph-rsid="02a24724" style:font-size-asian="13.1000003814697pt" style:font-weight-asian="bold" style:font-size-complex="15pt" style:font-weight-complex="bold"/>
    </style:style>
    <style:style style:name="P219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a34192" officeooo:paragraph-rsid="02a34192" style:font-size-asian="13.1000003814697pt" style:font-weight-asian="bold" style:font-size-complex="15pt" style:font-weight-complex="bold"/>
    </style:style>
    <style:style style:name="P22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aa13af" officeooo:paragraph-rsid="02aa13af" style:font-size-asian="13.1000003814697pt" style:font-weight-asian="bold" style:font-size-complex="15pt" style:font-weight-complex="bold"/>
    </style:style>
    <style:style style:name="P22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ac4732" officeooo:paragraph-rsid="02ac4732" style:font-size-asian="13.1000003814697pt" style:font-weight-asian="bold" style:font-size-complex="15pt" style:font-weight-complex="bold"/>
    </style:style>
    <style:style style:name="P22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aef39a" officeooo:paragraph-rsid="02b7264b" style:font-size-asian="13.1000003814697pt" style:font-weight-asian="bold" style:font-size-complex="15pt" style:font-weight-complex="bold"/>
    </style:style>
    <style:style style:name="P22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bed502" officeooo:paragraph-rsid="02bed502" style:font-size-asian="13.1000003814697pt" style:font-weight-asian="bold" style:font-size-complex="15pt" style:font-weight-complex="bold"/>
    </style:style>
    <style:style style:name="P22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bfc849" officeooo:paragraph-rsid="02bfc849" style:font-size-asian="13.1000003814697pt" style:font-weight-asian="bold" style:font-size-complex="15pt" style:font-weight-complex="bold"/>
    </style:style>
    <style:style style:name="P22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c1ba94" officeooo:paragraph-rsid="02c1ba94" style:font-size-asian="13.1000003814697pt" style:font-weight-asian="bold" style:font-size-complex="15pt" style:font-weight-complex="bold"/>
    </style:style>
    <style:style style:name="P226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0% 100%" fo:font-size="15pt" fo:font-weight="bold" officeooo:rsid="024671cf" officeooo:paragraph-rsid="024546d6" style:font-size-asian="13.1000003814697pt" style:font-weight-asian="bold" style:font-size-complex="15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text-position="0% 100%" style:font-name="Liberation Serif" fo:font-size="15pt" fo:font-weight="normal" officeooo:rsid="00e8125e" officeooo:paragraph-rsid="00e988b9" style:font-name-asian="Noto Sans CJK SC" style:font-size-asian="13.1000003814697pt" style:font-weight-asian="normal" style:font-name-complex="Lohit Devanagari" style:font-size-complex="15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text-position="0% 100%" style:font-name="Liberation Serif" fo:font-size="15pt" fo:font-weight="normal" officeooo:rsid="00eaa3c5" officeooo:paragraph-rsid="00eaa3c5" style:font-name-asian="Noto Sans CJK SC" style:font-size-asian="13.1000003814697pt" style:font-weight-asian="normal" style:font-name-complex="Lohit Devanagari" style:font-size-complex="15pt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text-position="sub 58%" fo:font-size="15pt" fo:font-weight="normal" officeooo:rsid="01c9eb4d" officeooo:paragraph-rsid="01c75021" style:font-size-asian="13.1000003814697pt" style:font-weight-asian="normal" style:font-size-complex="15pt" style:font-weight-complex="normal"/>
    </style:style>
    <style:style style:name="P230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sub 58%" fo:font-size="15pt" fo:font-weight="normal" officeooo:rsid="020eb9bb" officeooo:paragraph-rsid="020eb9bb" style:font-size-asian="13.1000003814697pt" style:font-weight-asian="normal" style:font-size-complex="15pt" style:font-weight-complex="normal"/>
    </style:style>
    <style:style style:name="P231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sub 58%" fo:font-size="15pt" fo:font-weight="normal" officeooo:rsid="026f3bca" officeooo:paragraph-rsid="026d73a8" style:font-size-asian="13.1000003814697pt" style:font-weight-asian="normal" style:font-size-complex="15pt" style:font-weight-complex="normal"/>
    </style:style>
    <style:style style:name="P232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sub 58%" fo:font-size="15pt" fo:font-weight="normal" officeooo:rsid="0286819e" officeooo:paragraph-rsid="0284bc85" style:font-size-asian="13.1000003814697pt" style:font-weight-asian="normal" style:font-size-complex="15pt" style:font-weight-complex="normal"/>
    </style:style>
    <style:style style:name="P233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sub 58%" fo:font-size="15pt" fo:font-weight="normal" officeooo:rsid="0220b588" officeooo:paragraph-rsid="0220b588" style:font-size-asian="13.1000003814697pt" style:font-weight-asian="normal" style:font-size-complex="15pt" style:font-weight-complex="normal"/>
    </style:style>
    <style:style style:name="P234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super 58%" fo:font-size="15pt" fo:font-weight="normal" officeooo:rsid="025220e7" officeooo:paragraph-rsid="025220e7" style:font-size-asian="13.1000003814697pt" style:font-weight-asian="normal" style:font-size-complex="15pt" style:font-weight-complex="normal"/>
    </style:style>
    <style:style style:name="P235" style:family="paragraph" style:parent-style-name="Standard">
      <style:paragraph-properties fo:text-align="start" style:justify-single-word="false">
        <style:tab-stops>
          <style:tab-stop style:position="3.193cm"/>
        </style:tab-stops>
      </style:paragraph-properties>
      <style:text-properties style:text-position="super 58%" fo:font-size="15pt" fo:font-weight="normal" officeooo:rsid="0254301f" officeooo:paragraph-rsid="0254301f" style:font-size-asian="13.1000003814697pt" style:font-weight-asian="normal" style:font-size-complex="15pt" style:font-weight-complex="normal"/>
    </style:style>
    <style:style style:name="P23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>
        <style:tab-stops>
          <style:tab-stop style:position="3.193cm"/>
        </style:tab-stops>
      </style:paragraph-properties>
      <style:text-properties style:text-position="0% 100%" fo:font-size="15pt" fo:font-weight="normal" officeooo:rsid="025f019f" officeooo:paragraph-rsid="0260e7ff" style:font-size-asian="13.1000003814697pt" style:font-weight-asian="normal" style:font-size-complex="15pt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text-position="0% 100%" fo:font-size="15pt" fo:font-weight="normal" officeooo:rsid="01dd3732" officeooo:paragraph-rsid="01dd3732" style:font-size-asian="13.1000003814697pt" style:font-weight-asian="normal" style:font-size-complex="15pt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text-position="0% 100%" fo:font-size="15pt" fo:font-weight="normal" officeooo:rsid="02e1ec84" officeooo:paragraph-rsid="02e1ec84" style:font-size-asian="13.1000003814697pt" style:font-weight-asian="normal" style:font-size-complex="15pt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text-position="0% 100%" fo:font-size="15pt" fo:font-weight="normal" officeooo:rsid="02e307ba" officeooo:paragraph-rsid="02e307ba" style:font-size-asian="13.1000003814697pt" style:font-weight-asian="normal" style:font-size-complex="15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text-position="0% 100%" fo:font-size="15pt" fo:font-weight="normal" officeooo:rsid="02e5451b" officeooo:paragraph-rsid="02e87751" style:font-size-asian="13.1000003814697pt" style:font-weight-asian="normal" style:font-size-complex="15pt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text-position="0% 100%" fo:font-size="15pt" fo:font-weight="normal" officeooo:rsid="02e5451b" officeooo:paragraph-rsid="02eae2f2" style:font-size-asian="13.1000003814697pt" style:font-weight-asian="normal" style:font-size-complex="15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text-position="0% 100%" fo:font-size="15pt" fo:font-weight="normal" officeooo:rsid="02ec7972" officeooo:paragraph-rsid="02ec7972" style:font-size-asian="13.1000003814697pt" style:font-weight-asian="normal" style:font-size-complex="15pt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text-position="0% 100%" fo:font-size="15pt" fo:font-weight="normal" officeooo:rsid="02ed2125" officeooo:paragraph-rsid="02ed2125" style:font-size-asian="13.1000003814697pt" style:font-weight-asian="normal" style:font-size-complex="15pt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text-position="0% 100%" fo:font-size="15pt" fo:font-weight="normal" officeooo:rsid="02ee6a28" officeooo:paragraph-rsid="02ee6a28" style:font-size-asian="13.1000003814697pt" style:font-weight-asian="normal" style:font-size-complex="15pt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text-position="0% 100%" fo:font-size="15pt" fo:font-weight="bold" officeooo:rsid="02cff458" officeooo:paragraph-rsid="02cff458" style:font-size-asian="13.1000003814697pt" style:font-weight-asian="bold" style:font-size-complex="15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text-position="0% 100%" fo:font-size="15pt" fo:font-weight="bold" officeooo:rsid="02d32378" officeooo:paragraph-rsid="02d32378" style:font-size-asian="13.1000003814697pt" style:font-weight-asian="bold" style:font-size-complex="15pt" style:font-weight-complex="bold"/>
    </style:style>
    <style:style style:name="P247" style:family="paragraph" style:parent-style-name="Standard">
      <style:paragraph-properties fo:text-align="start" style:justify-single-word="false"/>
      <style:text-properties style:text-position="0% 100%" fo:font-size="15pt" fo:font-weight="bold" officeooo:rsid="02d5d64b" officeooo:paragraph-rsid="02d5d64b" style:font-size-asian="13.1000003814697pt" style:font-weight-asian="bold" style:font-size-complex="15pt" style:font-weight-complex="bold"/>
    </style:style>
    <style:style style:name="P248" style:family="paragraph" style:parent-style-name="Standard">
      <style:paragraph-properties fo:text-align="start" style:justify-single-word="false"/>
      <style:text-properties style:text-position="0% 100%" fo:font-size="15pt" fo:font-weight="bold" officeooo:rsid="02d69836" officeooo:paragraph-rsid="02d69836" style:font-size-asian="13.1000003814697pt" style:font-weight-asian="bold" style:font-size-complex="15pt" style:font-weight-complex="bold"/>
    </style:style>
    <style:style style:name="P249" style:family="paragraph" style:parent-style-name="Standard">
      <style:paragraph-properties fo:text-align="start" style:justify-single-word="false"/>
      <style:text-properties style:text-position="0% 100%" fo:font-size="15pt" fo:font-weight="bold" officeooo:rsid="02d6d7f3" officeooo:paragraph-rsid="02d6d7f3" style:font-size-asian="13.1000003814697pt" style:font-weight-asian="bold" style:font-size-complex="15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text-position="0% 100%" fo:font-size="15pt" fo:font-weight="bold" officeooo:rsid="02d7854f" officeooo:paragraph-rsid="02da1579" style:font-size-asian="13.1000003814697pt" style:font-weight-asian="bold" style:font-size-complex="15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text-position="0% 100%" fo:font-size="15pt" fo:font-weight="bold" officeooo:rsid="02d7854f" officeooo:paragraph-rsid="02dacb2b" style:font-size-asian="13.1000003814697pt" style:font-weight-asian="bold" style:font-size-complex="15pt" style:font-weight-complex="bold"/>
    </style:style>
    <style:style style:name="P252" style:family="paragraph" style:parent-style-name="Standard">
      <style:paragraph-properties fo:text-align="start" style:justify-single-word="false"/>
      <style:text-properties style:text-position="0% 100%" fo:font-size="15pt" fo:font-weight="bold" officeooo:rsid="02d7854f" officeooo:paragraph-rsid="02dc59a4" style:font-size-asian="13.1000003814697pt" style:font-weight-asian="bold" style:font-size-complex="15pt" style:font-weight-complex="bold"/>
    </style:style>
    <style:style style:name="T1" style:family="text">
      <style:text-properties officeooo:rsid="001ebd38"/>
    </style:style>
    <style:style style:name="T2" style:family="text">
      <style:text-properties officeooo:rsid="0023dae5"/>
    </style:style>
    <style:style style:name="T3" style:family="text">
      <style:text-properties officeooo:rsid="0024ef28"/>
    </style:style>
    <style:style style:name="T4" style:family="text">
      <style:text-properties officeooo:rsid="0026eae0"/>
    </style:style>
    <style:style style:name="T5" style:family="text">
      <style:text-properties officeooo:rsid="002e6353"/>
    </style:style>
    <style:style style:name="T6" style:family="text">
      <style:text-properties officeooo:rsid="0031dda6"/>
    </style:style>
    <style:style style:name="T7" style:family="text">
      <style:text-properties officeooo:rsid="0036be15"/>
    </style:style>
    <style:style style:name="T8" style:family="text">
      <style:text-properties officeooo:rsid="003cfc6c"/>
    </style:style>
    <style:style style:name="T9" style:family="text">
      <style:text-properties officeooo:rsid="0041086c"/>
    </style:style>
    <style:style style:name="T10" style:family="text">
      <style:text-properties officeooo:rsid="00483103"/>
    </style:style>
    <style:style style:name="T11" style:family="text">
      <style:text-properties officeooo:rsid="00496143"/>
    </style:style>
    <style:style style:name="T12" style:family="text">
      <style:text-properties officeooo:rsid="004b2345"/>
    </style:style>
    <style:style style:name="T13" style:family="text">
      <style:text-properties officeooo:rsid="004cc3f3"/>
    </style:style>
    <style:style style:name="T14" style:family="text">
      <style:text-properties officeooo:rsid="00570ecf"/>
    </style:style>
    <style:style style:name="T15" style:family="text">
      <style:text-properties officeooo:rsid="00609221"/>
    </style:style>
    <style:style style:name="T16" style:family="text">
      <style:text-properties officeooo:rsid="0068166e"/>
    </style:style>
    <style:style style:name="T17" style:family="text">
      <style:text-properties officeooo:rsid="006b7789"/>
    </style:style>
    <style:style style:name="T18" style:family="text">
      <style:text-properties officeooo:rsid="0071b0a7"/>
    </style:style>
    <style:style style:name="T19" style:family="text">
      <style:text-properties officeooo:rsid="007765ac"/>
    </style:style>
    <style:style style:name="T20" style:family="text">
      <style:text-properties officeooo:rsid="007a9efa"/>
    </style:style>
    <style:style style:name="T21" style:family="text">
      <style:text-properties officeooo:rsid="00819bc3"/>
    </style:style>
    <style:style style:name="T22" style:family="text">
      <style:text-properties officeooo:rsid="00841af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841afb" style:font-weight-asian="bold" style:font-weight-complex="bold"/>
    </style:style>
    <style:style style:name="T25" style:family="text">
      <style:text-properties fo:font-weight="bold" officeooo:rsid="023e818d" style:font-weight-asian="bold" style:font-weight-complex="bold"/>
    </style:style>
    <style:style style:name="T26" style:family="text">
      <style:text-properties fo:font-weight="bold" officeooo:rsid="024147c9" style:font-weight-asian="bold" style:font-weight-complex="bold"/>
    </style:style>
    <style:style style:name="T27" style:family="text">
      <style:text-properties fo:font-weight="bold" officeooo:rsid="024671cf" style:font-weight-asian="bold" style:font-weight-complex="bold"/>
    </style:style>
    <style:style style:name="T28" style:family="text">
      <style:text-properties fo:font-weight="bold" officeooo:rsid="02496ffa" style:font-weight-asian="bold" style:font-weight-complex="bold"/>
    </style:style>
    <style:style style:name="T29" style:family="text">
      <style:text-properties fo:font-weight="bold" officeooo:rsid="024b6a1a" style:font-weight-asian="bold" style:font-weight-complex="bold"/>
    </style:style>
    <style:style style:name="T30" style:family="text">
      <style:text-properties officeooo:rsid="008dfc19"/>
    </style:style>
    <style:style style:name="T31" style:family="text">
      <style:text-properties officeooo:rsid="0095032a"/>
    </style:style>
    <style:style style:name="T32" style:family="text">
      <style:text-properties officeooo:rsid="009b81df"/>
    </style:style>
    <style:style style:name="T33" style:family="text">
      <style:text-properties officeooo:rsid="009e5bf7"/>
    </style:style>
    <style:style style:name="T34" style:family="text">
      <style:text-properties officeooo:rsid="00a0984e"/>
    </style:style>
    <style:style style:name="T35" style:family="text">
      <style:text-properties officeooo:rsid="00a16178"/>
    </style:style>
    <style:style style:name="T36" style:family="text">
      <style:text-properties officeooo:rsid="00a54e53"/>
    </style:style>
    <style:style style:name="T37" style:family="text">
      <style:text-properties officeooo:rsid="00a97ae5"/>
    </style:style>
    <style:style style:name="T38" style:family="text">
      <style:text-properties officeooo:rsid="00b3a550"/>
    </style:style>
    <style:style style:name="T39" style:family="text">
      <style:text-properties officeooo:rsid="00b4ef23"/>
    </style:style>
    <style:style style:name="T40" style:family="text">
      <style:text-properties officeooo:rsid="00b6fd38"/>
    </style:style>
    <style:style style:name="T41" style:family="text">
      <style:text-properties officeooo:rsid="00baac59"/>
    </style:style>
    <style:style style:name="T42" style:family="text">
      <style:text-properties officeooo:rsid="00c5ad6b"/>
    </style:style>
    <style:style style:name="T43" style:family="text">
      <style:text-properties officeooo:rsid="00c962ff"/>
    </style:style>
    <style:style style:name="T44" style:family="text">
      <style:text-properties officeooo:rsid="00cbb5e7"/>
    </style:style>
    <style:style style:name="T45" style:family="text">
      <style:text-properties officeooo:rsid="00cf26a4"/>
    </style:style>
    <style:style style:name="T46" style:family="text">
      <style:text-properties officeooo:rsid="00d2e80a"/>
    </style:style>
    <style:style style:name="T47" style:family="text">
      <style:text-properties officeooo:rsid="00d3b8bb"/>
    </style:style>
    <style:style style:name="T48" style:family="text">
      <style:text-properties officeooo:rsid="00d82547"/>
    </style:style>
    <style:style style:name="T49" style:family="text">
      <style:text-properties style:text-position="sub 58%"/>
    </style:style>
    <style:style style:name="T50" style:family="text">
      <style:text-properties style:text-position="sub 58%" officeooo:rsid="00dd1c9d"/>
    </style:style>
    <style:style style:name="T51" style:family="text">
      <style:text-properties style:text-position="sub 58%" officeooo:rsid="00e205a6"/>
    </style:style>
    <style:style style:name="T52" style:family="text">
      <style:text-properties style:text-position="sub 58%" style:font-name="Liberation Serif"/>
    </style:style>
    <style:style style:name="T53" style:family="text">
      <style:text-properties style:text-position="sub 58%" style:font-name="Liberation Serif" officeooo:rsid="00e5dc1c" style:font-name-asian="Noto Sans CJK SC" style:font-name-complex="Lohit Devanagari"/>
    </style:style>
    <style:style style:name="T54" style:family="text">
      <style:text-properties style:text-position="sub 58%" style:font-name="Liberation Serif" officeooo:rsid="00eb1476" style:font-name-asian="Noto Sans CJK SC" style:font-name-complex="Lohit Devanagari"/>
    </style:style>
    <style:style style:name="T55" style:family="text">
      <style:text-properties style:text-position="sub 58%" style:font-name="Liberation Serif" officeooo:rsid="02d6a430" style:font-name-asian="Noto Sans CJK SC" style:font-name-complex="Lohit Devanagari"/>
    </style:style>
    <style:style style:name="T56" style:family="text">
      <style:text-properties style:text-position="sub 58%" style:font-name="Liberation Serif" officeooo:rsid="02d7854f" style:font-name-asian="Noto Sans CJK SC" style:font-name-complex="Lohit Devanagari"/>
    </style:style>
    <style:style style:name="T57" style:family="text">
      <style:text-properties style:text-position="sub 58%" style:font-name="Liberation Serif" officeooo:rsid="02d8ae4d" style:font-name-asian="Noto Sans CJK SC" style:font-name-complex="Lohit Devanagari"/>
    </style:style>
    <style:style style:name="T58" style:family="text">
      <style:text-properties style:text-position="sub 58%" style:font-name="Liberation Serif" officeooo:rsid="02da1579" style:font-name-asian="Noto Sans CJK SC" style:font-name-complex="Lohit Devanagari"/>
    </style:style>
    <style:style style:name="T59" style:family="text">
      <style:text-properties style:text-position="sub 58%" style:font-name="Liberation Serif" officeooo:rsid="02de3a75" style:font-name-asian="Noto Sans CJK SC" style:font-name-complex="Lohit Devanagari"/>
    </style:style>
    <style:style style:name="T60" style:family="text">
      <style:text-properties style:text-position="sub 58%" style:font-name="Liberation Serif" officeooo:rsid="02df57cf" style:font-name-asian="Noto Sans CJK SC" style:font-name-complex="Lohit Devanagari"/>
    </style:style>
    <style:style style:name="T61" style:family="text">
      <style:text-properties style:text-position="sub 58%" officeooo:rsid="00fea1db"/>
    </style:style>
    <style:style style:name="T62" style:family="text">
      <style:text-properties style:text-position="sub 58%" officeooo:rsid="00ff0f78"/>
    </style:style>
    <style:style style:name="T63" style:family="text">
      <style:text-properties style:text-position="sub 58%" officeooo:rsid="00ff28d0"/>
    </style:style>
    <style:style style:name="T64" style:family="text">
      <style:text-properties style:text-position="sub 58%" officeooo:rsid="01174969"/>
    </style:style>
    <style:style style:name="T65" style:family="text">
      <style:text-properties style:text-position="sub 58%" officeooo:rsid="01b8297a"/>
    </style:style>
    <style:style style:name="T66" style:family="text">
      <style:text-properties style:text-position="sub 58%" officeooo:rsid="01bac5cb"/>
    </style:style>
    <style:style style:name="T67" style:family="text">
      <style:text-properties style:text-position="sub 58%" officeooo:rsid="01bca22c"/>
    </style:style>
    <style:style style:name="T68" style:family="text">
      <style:text-properties style:text-position="sub 58%" officeooo:rsid="01be0feb"/>
    </style:style>
    <style:style style:name="T69" style:family="text">
      <style:text-properties style:text-position="sub 58%" officeooo:rsid="01c07519"/>
    </style:style>
    <style:style style:name="T70" style:family="text">
      <style:text-properties style:text-position="sub 58%" officeooo:rsid="01c0a494"/>
    </style:style>
    <style:style style:name="T71" style:family="text">
      <style:text-properties style:text-position="sub 58%" officeooo:rsid="01c22d79"/>
    </style:style>
    <style:style style:name="T72" style:family="text">
      <style:text-properties style:text-position="sub 58%" officeooo:rsid="01c7158b"/>
    </style:style>
    <style:style style:name="T73" style:family="text">
      <style:text-properties style:text-position="sub 58%" officeooo:rsid="01c8116d"/>
    </style:style>
    <style:style style:name="T74" style:family="text">
      <style:text-properties style:text-position="sub 58%" officeooo:rsid="01c9dda7"/>
    </style:style>
    <style:style style:name="T75" style:family="text">
      <style:text-properties style:text-position="sub 58%" officeooo:rsid="01c9eb4d"/>
    </style:style>
    <style:style style:name="T76" style:family="text">
      <style:text-properties style:text-position="sub 58%" officeooo:rsid="01ce56a9"/>
    </style:style>
    <style:style style:name="T77" style:family="text">
      <style:text-properties style:text-position="sub 58%" officeooo:rsid="01d014e5"/>
    </style:style>
    <style:style style:name="T78" style:family="text">
      <style:text-properties style:text-position="sub 58%" officeooo:rsid="01d2944b"/>
    </style:style>
    <style:style style:name="T79" style:family="text">
      <style:text-properties style:text-position="sub 58%" officeooo:rsid="01daee15"/>
    </style:style>
    <style:style style:name="T80" style:family="text">
      <style:text-properties style:text-position="sub 58%" officeooo:rsid="01ddc855"/>
    </style:style>
    <style:style style:name="T81" style:family="text">
      <style:text-properties style:text-position="sub 58%" officeooo:rsid="01de0b93"/>
    </style:style>
    <style:style style:name="T82" style:family="text">
      <style:text-properties style:text-position="sub 58%" officeooo:rsid="01e144da"/>
    </style:style>
    <style:style style:name="T83" style:family="text">
      <style:text-properties style:text-position="sub 58%" officeooo:rsid="01e37fc3"/>
    </style:style>
    <style:style style:name="T84" style:family="text">
      <style:text-properties style:text-position="sub 58%" officeooo:rsid="01e3966e"/>
    </style:style>
    <style:style style:name="T85" style:family="text">
      <style:text-properties style:text-position="sub 58%" officeooo:rsid="01ed69c3"/>
    </style:style>
    <style:style style:name="T86" style:family="text">
      <style:text-properties style:text-position="sub 58%" officeooo:rsid="01fe9456"/>
    </style:style>
    <style:style style:name="T87" style:family="text">
      <style:text-properties style:text-position="sub 58%" officeooo:rsid="01ff5be2"/>
    </style:style>
    <style:style style:name="T88" style:family="text">
      <style:text-properties style:text-position="sub 58%" officeooo:rsid="020850cf"/>
    </style:style>
    <style:style style:name="T89" style:family="text">
      <style:text-properties style:text-position="sub 58%" officeooo:rsid="0209aa50"/>
    </style:style>
    <style:style style:name="T90" style:family="text">
      <style:text-properties style:text-position="sub 58%" officeooo:rsid="0210a894"/>
    </style:style>
    <style:style style:name="T91" style:family="text">
      <style:text-properties style:text-position="sub 58%" officeooo:rsid="02133bcf"/>
    </style:style>
    <style:style style:name="T92" style:family="text">
      <style:text-properties style:text-position="sub 58%" officeooo:rsid="0214e20e"/>
    </style:style>
    <style:style style:name="T93" style:family="text">
      <style:text-properties style:text-position="sub 58%" officeooo:rsid="0216782d"/>
    </style:style>
    <style:style style:name="T94" style:family="text">
      <style:text-properties style:text-position="sub 58%" officeooo:rsid="0217faaa"/>
    </style:style>
    <style:style style:name="T95" style:family="text">
      <style:text-properties style:text-position="sub 58%" officeooo:rsid="021b9ce6"/>
    </style:style>
    <style:style style:name="T96" style:family="text">
      <style:text-properties style:text-position="sub 58%" officeooo:rsid="0220b588"/>
    </style:style>
    <style:style style:name="T97" style:family="text">
      <style:text-properties style:text-position="sub 58%" officeooo:rsid="02247958"/>
    </style:style>
    <style:style style:name="T98" style:family="text">
      <style:text-properties style:text-position="sub 58%" officeooo:rsid="022282e8"/>
    </style:style>
    <style:style style:name="T99" style:family="text">
      <style:text-properties style:text-position="sub 58%" officeooo:rsid="0224e6b7"/>
    </style:style>
    <style:style style:name="T100" style:family="text">
      <style:text-properties style:text-position="sub 58%" officeooo:rsid="02276c51"/>
    </style:style>
    <style:style style:name="T101" style:family="text">
      <style:text-properties style:text-position="sub 58%" officeooo:rsid="022e57ab"/>
    </style:style>
    <style:style style:name="T102" style:family="text">
      <style:text-properties style:text-position="sub 58%" officeooo:rsid="0260e7ff"/>
    </style:style>
    <style:style style:name="T103" style:family="text">
      <style:text-properties style:text-position="sub 58%" officeooo:rsid="026f3bca"/>
    </style:style>
    <style:style style:name="T104" style:family="text">
      <style:text-properties style:text-position="sub 58%" officeooo:rsid="0271c13c"/>
    </style:style>
    <style:style style:name="T105" style:family="text">
      <style:text-properties style:text-position="sub 58%" officeooo:rsid="0286819e"/>
    </style:style>
    <style:style style:name="T106" style:family="text">
      <style:text-properties style:text-position="sub 58%" officeooo:rsid="028df28e"/>
    </style:style>
    <style:style style:name="T107" style:family="text">
      <style:text-properties style:text-position="sub 58%" fo:font-weight="normal" style:font-weight-asian="normal" style:font-weight-complex="normal"/>
    </style:style>
    <style:style style:name="T108" style:family="text">
      <style:text-properties style:text-position="sub 58%" fo:font-weight="normal" officeooo:rsid="02970519" style:font-weight-asian="normal" style:font-weight-complex="normal"/>
    </style:style>
    <style:style style:name="T109" style:family="text">
      <style:text-properties style:text-position="sub 58%" fo:font-weight="normal" officeooo:rsid="02998bae" style:font-weight-asian="normal" style:font-weight-complex="normal"/>
    </style:style>
    <style:style style:name="T110" style:family="text">
      <style:text-properties style:text-position="sub 58%" fo:font-weight="normal" officeooo:rsid="029c042d" style:font-weight-asian="normal" style:font-weight-complex="normal"/>
    </style:style>
    <style:style style:name="T111" style:family="text">
      <style:text-properties style:text-position="sub 58%" fo:font-weight="normal" officeooo:rsid="029c9c8f" style:font-weight-asian="normal" style:font-weight-complex="normal"/>
    </style:style>
    <style:style style:name="T112" style:family="text">
      <style:text-properties style:text-position="sub 58%" fo:font-weight="normal" officeooo:rsid="02a27cc0" style:font-weight-asian="normal" style:font-weight-complex="normal"/>
    </style:style>
    <style:style style:name="T113" style:family="text">
      <style:text-properties style:text-position="sub 58%" fo:font-weight="normal" officeooo:rsid="02a77304" style:font-weight-asian="normal" style:font-weight-complex="normal"/>
    </style:style>
    <style:style style:name="T114" style:family="text">
      <style:text-properties style:text-position="sub 58%" fo:font-weight="normal" officeooo:rsid="02a87e1c" style:font-weight-asian="normal" style:font-weight-complex="normal"/>
    </style:style>
    <style:style style:name="T115" style:family="text">
      <style:text-properties style:text-position="sub 58%" fo:font-weight="normal" officeooo:rsid="02b401c3" style:font-weight-asian="normal" style:font-weight-complex="normal"/>
    </style:style>
    <style:style style:name="T116" style:family="text">
      <style:text-properties style:text-position="sub 58%" fo:font-weight="normal" officeooo:rsid="02b90813" style:font-weight-asian="normal" style:font-weight-complex="normal"/>
    </style:style>
    <style:style style:name="T117" style:family="text">
      <style:text-properties style:text-position="sub 58%" fo:font-weight="normal" officeooo:rsid="02b9bce1" style:font-weight-asian="normal" style:font-weight-complex="normal"/>
    </style:style>
    <style:style style:name="T118" style:family="text">
      <style:text-properties style:text-position="sub 58%" fo:font-weight="normal" officeooo:rsid="02bb015d" style:font-weight-asian="normal" style:font-weight-complex="normal"/>
    </style:style>
    <style:style style:name="T119" style:family="text">
      <style:text-properties style:text-position="sub 58%" fo:font-weight="normal" officeooo:rsid="02c42f46" style:font-weight-asian="normal" style:font-weight-complex="normal"/>
    </style:style>
    <style:style style:name="T120" style:family="text">
      <style:text-properties style:text-position="sub 58%" fo:font-weight="normal" officeooo:rsid="02c8af7f" style:font-weight-asian="normal" style:font-weight-complex="normal"/>
    </style:style>
    <style:style style:name="T121" style:family="text">
      <style:text-properties style:text-position="sub 58%" style:font-name="Liberation Serif1" officeooo:rsid="02d8ae4d" style:font-name-asian="Noto Sans CJK SC" style:font-name-complex="Lohit Devanagari"/>
    </style:style>
    <style:style style:name="T122" style:family="text">
      <style:text-properties style:text-position="0% 100%"/>
    </style:style>
    <style:style style:name="T123" style:family="text">
      <style:text-properties style:text-position="0% 100%" officeooo:rsid="00dd1c9d"/>
    </style:style>
    <style:style style:name="T124" style:family="text">
      <style:text-properties style:text-position="0% 100%" officeooo:rsid="00e1035e"/>
    </style:style>
    <style:style style:name="T125" style:family="text">
      <style:text-properties style:text-position="0% 100%" officeooo:rsid="00e205a6"/>
    </style:style>
    <style:style style:name="T126" style:family="text">
      <style:text-properties style:text-position="0% 100%" style:font-name="Liberation Serif1" officeooo:rsid="00e32781" style:font-name-asian="Liberation Serif1" style:font-name-complex="Liberation Serif1"/>
    </style:style>
    <style:style style:name="T127" style:family="text">
      <style:text-properties style:text-position="0% 100%" style:font-name="Liberation Serif1" officeooo:rsid="00eb6eef" style:font-name-asian="Liberation Serif1" style:font-name-complex="Liberation Serif1"/>
    </style:style>
    <style:style style:name="T128" style:family="text">
      <style:text-properties style:text-position="0% 100%" style:font-name="Liberation Serif" officeooo:rsid="00e32781" style:font-name-asian="Noto Sans CJK SC" style:font-name-complex="Lohit Devanagari"/>
    </style:style>
    <style:style style:name="T129" style:family="text">
      <style:text-properties style:text-position="0% 100%" style:font-name="Liberation Serif" officeooo:rsid="00e3ae81" style:font-name-asian="Noto Sans CJK SC" style:font-name-complex="Lohit Devanagari"/>
    </style:style>
    <style:style style:name="T130" style:family="text">
      <style:text-properties style:text-position="0% 100%" style:font-name="Liberation Serif" officeooo:rsid="00e3e450" style:font-name-asian="Noto Sans CJK SC" style:font-name-complex="Lohit Devanagari"/>
    </style:style>
    <style:style style:name="T131" style:family="text">
      <style:text-properties style:text-position="0% 100%" style:font-name="Liberation Serif" officeooo:rsid="00e5dc1c" style:font-name-asian="Noto Sans CJK SC" style:font-name-complex="Lohit Devanagari"/>
    </style:style>
    <style:style style:name="T132" style:family="text">
      <style:text-properties style:text-position="0% 100%" style:font-name="Liberation Serif" officeooo:rsid="00e68a58" style:font-name-asian="Noto Sans CJK SC" style:font-name-complex="Lohit Devanagari"/>
    </style:style>
    <style:style style:name="T133" style:family="text">
      <style:text-properties style:text-position="0% 100%" style:font-name="Liberation Serif" officeooo:rsid="00e74ca6" style:font-name-asian="Noto Sans CJK SC" style:font-name-complex="Lohit Devanagari"/>
    </style:style>
    <style:style style:name="T134" style:family="text">
      <style:text-properties style:text-position="0% 100%" style:font-name="Liberation Serif" officeooo:rsid="00e8125e" style:font-name-asian="Noto Sans CJK SC" style:font-name-complex="Lohit Devanagari"/>
    </style:style>
    <style:style style:name="T135" style:family="text">
      <style:text-properties style:text-position="0% 100%" style:font-name="Liberation Serif" officeooo:rsid="00ea1386" style:font-name-asian="Noto Sans CJK SC" style:font-name-complex="Lohit Devanagari"/>
    </style:style>
    <style:style style:name="T136" style:family="text">
      <style:text-properties style:text-position="0% 100%" style:font-name="Liberation Serif" officeooo:rsid="00eaa3c5" style:font-name-asian="Noto Sans CJK SC" style:font-name-complex="Lohit Devanagari"/>
    </style:style>
    <style:style style:name="T137" style:family="text">
      <style:text-properties style:text-position="0% 100%" style:font-name="Liberation Serif" officeooo:rsid="00eb1476" style:font-name-asian="Noto Sans CJK SC" style:font-name-complex="Lohit Devanagari"/>
    </style:style>
    <style:style style:name="T138" style:family="text">
      <style:text-properties style:text-position="0% 100%" style:font-name="Liberation Serif" officeooo:rsid="00eb6eef" style:font-name-asian="Noto Sans CJK SC" style:font-name-complex="Lohit Devanagari"/>
    </style:style>
    <style:style style:name="T139" style:family="text">
      <style:text-properties style:text-position="0% 100%" officeooo:rsid="00efe59f"/>
    </style:style>
    <style:style style:name="T140" style:family="text">
      <style:text-properties style:text-position="0% 100%" officeooo:rsid="00f1abd3"/>
    </style:style>
    <style:style style:name="T141" style:family="text">
      <style:text-properties style:text-position="0% 100%" officeooo:rsid="00f6bde0"/>
    </style:style>
    <style:style style:name="T142" style:family="text">
      <style:text-properties style:text-position="0% 100%" officeooo:rsid="00fa2b75"/>
    </style:style>
    <style:style style:name="T143" style:family="text">
      <style:text-properties style:text-position="0% 100%" officeooo:rsid="00fea1db"/>
    </style:style>
    <style:style style:name="T144" style:family="text">
      <style:text-properties style:text-position="0% 100%" officeooo:rsid="00ff0f78"/>
    </style:style>
    <style:style style:name="T145" style:family="text">
      <style:text-properties style:text-position="0% 100%" officeooo:rsid="00ff28d0"/>
    </style:style>
    <style:style style:name="T146" style:family="text">
      <style:text-properties style:text-position="0% 100%" officeooo:rsid="010060ea"/>
    </style:style>
    <style:style style:name="T147" style:family="text">
      <style:text-properties style:text-position="super 58%"/>
    </style:style>
    <style:style style:name="T148" style:family="text">
      <style:text-properties style:text-position="super 58%" officeooo:rsid="00efe59f"/>
    </style:style>
    <style:style style:name="T149" style:family="text">
      <style:text-properties style:text-position="super 58%" officeooo:rsid="00f1abd3"/>
    </style:style>
    <style:style style:name="T150" style:family="text">
      <style:text-properties style:text-position="super 58%" officeooo:rsid="01bca22c"/>
    </style:style>
    <style:style style:name="T151" style:family="text">
      <style:text-properties style:text-position="super 58%" officeooo:rsid="01be0feb"/>
    </style:style>
    <style:style style:name="T152" style:family="text">
      <style:text-properties style:text-position="super 58%" officeooo:rsid="01c52042"/>
    </style:style>
    <style:style style:name="T153" style:family="text">
      <style:text-properties style:text-position="super 58%" officeooo:rsid="01c8116d"/>
    </style:style>
    <style:style style:name="T154" style:family="text">
      <style:text-properties style:text-position="super 58%" officeooo:rsid="01e97717"/>
    </style:style>
    <style:style style:name="T155" style:family="text">
      <style:text-properties style:text-position="super 58%" officeooo:rsid="0214e20e"/>
    </style:style>
    <style:style style:name="T156" style:family="text">
      <style:text-properties style:text-position="super 58%" officeooo:rsid="0271c13c"/>
    </style:style>
    <style:style style:name="T157" style:family="text">
      <style:text-properties style:text-position="super 58%" officeooo:rsid="0286819e"/>
    </style:style>
    <style:style style:name="T158" style:family="text">
      <style:text-properties style:text-position="super 58%" officeooo:rsid="028df28e"/>
    </style:style>
    <style:style style:name="T159" style:family="text">
      <style:text-properties style:text-position="super 58%" fo:font-weight="normal" style:font-weight-asian="normal" style:font-weight-complex="normal"/>
    </style:style>
    <style:style style:name="T160" style:family="text">
      <style:text-properties style:text-position="super 58%" fo:font-weight="normal" officeooo:rsid="02998bae" style:font-weight-asian="normal" style:font-weight-complex="normal"/>
    </style:style>
    <style:style style:name="T161" style:family="text">
      <style:text-properties style:text-position="super 58%" fo:font-weight="normal" officeooo:rsid="02b90813" style:font-weight-asian="normal" style:font-weight-complex="normal"/>
    </style:style>
    <style:style style:name="T162" style:family="text">
      <style:text-properties style:text-position="super 58%" style:font-name="Liberation Serif" officeooo:rsid="02ed2125"/>
    </style:style>
    <style:style style:name="T163" style:family="text">
      <style:text-properties style:text-line-through-style="none" style:text-line-through-type="none" style:text-position="0% 100%" style:font-name="Liberation Serif" officeooo:rsid="00ed058d" style:font-name-asian="Noto Sans CJK SC" style:font-name-complex="Lohit Devanagari"/>
    </style:style>
    <style:style style:name="T164" style:family="text">
      <style:text-properties style:text-line-through-style="none" style:text-line-through-type="none" style:text-position="0% 100%" style:font-name="Liberation Serif" officeooo:rsid="00eb6eef" style:font-name-asian="Noto Sans CJK SC" style:font-name-complex="Lohit Devanagari"/>
    </style:style>
    <style:style style:name="T165" style:family="text">
      <style:text-properties style:text-line-through-style="none" style:text-line-through-type="none" style:text-position="0% 100%" style:font-name="Liberation Serif" officeooo:rsid="00eba3ba" style:font-name-asian="Noto Sans CJK SC" style:font-name-complex="Lohit Devanagari"/>
    </style:style>
    <style:style style:name="T166" style:family="text">
      <style:text-properties style:text-line-through-style="none" style:text-line-through-type="none" style:text-position="sub 58%" style:font-name="Liberation Serif" officeooo:rsid="00ed058d" style:font-name-asian="Noto Sans CJK SC" style:font-name-complex="Lohit Devanagari"/>
    </style:style>
    <style:style style:name="T167" style:family="text">
      <style:text-properties officeooo:rsid="01055432"/>
    </style:style>
    <style:style style:name="T168" style:family="text">
      <style:text-properties officeooo:rsid="010829dd"/>
    </style:style>
    <style:style style:name="T169" style:family="text">
      <style:text-properties officeooo:rsid="010df2d3"/>
    </style:style>
    <style:style style:name="T170" style:family="text">
      <style:text-properties officeooo:rsid="011246f7"/>
    </style:style>
    <style:style style:name="T171" style:family="text">
      <style:text-properties officeooo:rsid="011291b6"/>
    </style:style>
    <style:style style:name="T172" style:family="text">
      <style:text-properties officeooo:rsid="0114687f"/>
    </style:style>
    <style:style style:name="T173" style:family="text">
      <style:text-properties officeooo:rsid="01174969"/>
    </style:style>
    <style:style style:name="T174" style:family="text">
      <style:text-properties officeooo:rsid="01212c90"/>
    </style:style>
    <style:style style:name="T175" style:family="text">
      <style:text-properties officeooo:rsid="01240d31"/>
    </style:style>
    <style:style style:name="T176" style:family="text">
      <style:text-properties officeooo:rsid="0126059e"/>
    </style:style>
    <style:style style:name="T177" style:family="text">
      <style:text-properties officeooo:rsid="012d9777"/>
    </style:style>
    <style:style style:name="T178" style:family="text">
      <style:text-properties officeooo:rsid="012f7609"/>
    </style:style>
    <style:style style:name="T179" style:family="text">
      <style:text-properties officeooo:rsid="0138eead"/>
    </style:style>
    <style:style style:name="T180" style:family="text">
      <style:text-properties officeooo:rsid="013f6dff"/>
    </style:style>
    <style:style style:name="T181" style:family="text">
      <style:text-properties officeooo:rsid="0144bfe5"/>
    </style:style>
    <style:style style:name="T182" style:family="text">
      <style:text-properties officeooo:rsid="01580451"/>
    </style:style>
    <style:style style:name="T183" style:family="text">
      <style:text-properties officeooo:rsid="015aad1e"/>
    </style:style>
    <style:style style:name="T184" style:family="text">
      <style:text-properties officeooo:rsid="015f7fbe"/>
    </style:style>
    <style:style style:name="T185" style:family="text">
      <style:text-properties officeooo:rsid="016dc37d"/>
    </style:style>
    <style:style style:name="T186" style:family="text">
      <style:text-properties officeooo:rsid="0171b868"/>
    </style:style>
    <style:style style:name="T187" style:family="text">
      <style:text-properties officeooo:rsid="01797c64"/>
    </style:style>
    <style:style style:name="T188" style:family="text">
      <style:text-properties officeooo:rsid="01859f4e"/>
    </style:style>
    <style:style style:name="T189" style:family="text">
      <style:text-properties officeooo:rsid="018d657a"/>
    </style:style>
    <style:style style:name="T190" style:family="text">
      <style:text-properties officeooo:rsid="0191221f"/>
    </style:style>
    <style:style style:name="T191" style:family="text">
      <style:text-properties officeooo:rsid="0194f871"/>
    </style:style>
    <style:style style:name="T192" style:family="text">
      <style:text-properties officeooo:rsid="01977822"/>
    </style:style>
    <style:style style:name="T193" style:family="text">
      <style:text-properties officeooo:rsid="0197fb9a"/>
    </style:style>
    <style:style style:name="T194" style:family="text">
      <style:text-properties officeooo:rsid="01ab2894"/>
    </style:style>
    <style:style style:name="T195" style:family="text">
      <style:text-properties officeooo:rsid="01ae0b25"/>
    </style:style>
    <style:style style:name="T196" style:family="text">
      <style:text-properties officeooo:rsid="01af0f83"/>
    </style:style>
    <style:style style:name="T197" style:family="text">
      <style:text-properties officeooo:rsid="01b7d633"/>
    </style:style>
    <style:style style:name="T198" style:family="text">
      <style:text-properties officeooo:rsid="01b8297a"/>
    </style:style>
    <style:style style:name="T199" style:family="text">
      <style:text-properties officeooo:rsid="01bac5cb"/>
    </style:style>
    <style:style style:name="T200" style:family="text">
      <style:text-properties officeooo:rsid="01bca22c"/>
    </style:style>
    <style:style style:name="T201" style:family="text">
      <style:text-properties officeooo:rsid="01be0feb"/>
    </style:style>
    <style:style style:name="T202" style:family="text">
      <style:text-properties officeooo:rsid="01be9cd5"/>
    </style:style>
    <style:style style:name="T203" style:family="text">
      <style:text-properties officeooo:rsid="01c07519"/>
    </style:style>
    <style:style style:name="T204" style:family="text">
      <style:text-properties officeooo:rsid="01c22d79"/>
    </style:style>
    <style:style style:name="T205" style:family="text">
      <style:text-properties officeooo:rsid="01c52042"/>
    </style:style>
    <style:style style:name="T206" style:family="text">
      <style:text-properties officeooo:rsid="01c7158b"/>
    </style:style>
    <style:style style:name="T207" style:family="text">
      <style:text-properties officeooo:rsid="01c8116d"/>
    </style:style>
    <style:style style:name="T208" style:family="text">
      <style:text-properties officeooo:rsid="01c9dda7"/>
    </style:style>
    <style:style style:name="T209" style:family="text">
      <style:text-properties officeooo:rsid="01c9eb4d"/>
    </style:style>
    <style:style style:name="T210" style:family="text">
      <style:text-properties officeooo:rsid="01ce56a9"/>
    </style:style>
    <style:style style:name="T211" style:family="text">
      <style:text-properties officeooo:rsid="01d014e5"/>
    </style:style>
    <style:style style:name="T212" style:family="text">
      <style:text-properties officeooo:rsid="01d1f343"/>
    </style:style>
    <style:style style:name="T213" style:family="text">
      <style:text-properties officeooo:rsid="01d2944b"/>
    </style:style>
    <style:style style:name="T214" style:family="text">
      <style:text-properties officeooo:rsid="01daee15"/>
    </style:style>
    <style:style style:name="T215" style:family="text">
      <style:text-properties officeooo:rsid="01ddc855"/>
    </style:style>
    <style:style style:name="T216" style:family="text">
      <style:text-properties officeooo:rsid="01de0b93"/>
    </style:style>
    <style:style style:name="T217" style:family="text">
      <style:text-properties officeooo:rsid="01e144da"/>
    </style:style>
    <style:style style:name="T218" style:family="text">
      <style:text-properties officeooo:rsid="01e37fc3"/>
    </style:style>
    <style:style style:name="T219" style:family="text">
      <style:text-properties officeooo:rsid="01e3966e"/>
    </style:style>
    <style:style style:name="T220" style:family="text">
      <style:text-properties officeooo:rsid="01e97717"/>
    </style:style>
    <style:style style:name="T221" style:family="text">
      <style:text-properties officeooo:rsid="01ed69c3"/>
    </style:style>
    <style:style style:name="T222" style:family="text">
      <style:text-properties officeooo:rsid="01f1e33a"/>
    </style:style>
    <style:style style:name="T223" style:family="text">
      <style:text-properties officeooo:rsid="01fa81f8"/>
    </style:style>
    <style:style style:name="T224" style:family="text">
      <style:text-properties officeooo:rsid="01fe9456"/>
    </style:style>
    <style:style style:name="T225" style:family="text">
      <style:text-properties officeooo:rsid="01ff5be2"/>
    </style:style>
    <style:style style:name="T226" style:family="text">
      <style:text-properties officeooo:rsid="0204656f"/>
    </style:style>
    <style:style style:name="T227" style:family="text">
      <style:text-properties officeooo:rsid="020850cf"/>
    </style:style>
    <style:style style:name="T228" style:family="text">
      <style:text-properties officeooo:rsid="0209aa50"/>
    </style:style>
    <style:style style:name="T229" style:family="text">
      <style:text-properties officeooo:rsid="020b265d"/>
    </style:style>
    <style:style style:name="T230" style:family="text">
      <style:text-properties officeooo:rsid="0210a894"/>
    </style:style>
    <style:style style:name="T231" style:family="text">
      <style:text-properties officeooo:rsid="02133bcf"/>
    </style:style>
    <style:style style:name="T232" style:family="text">
      <style:text-properties officeooo:rsid="0214e20e"/>
    </style:style>
    <style:style style:name="T233" style:family="text">
      <style:text-properties officeooo:rsid="0217faaa"/>
    </style:style>
    <style:style style:name="T234" style:family="text">
      <style:text-properties officeooo:rsid="021b9ce6"/>
    </style:style>
    <style:style style:name="T235" style:family="text">
      <style:text-properties officeooo:rsid="0220b588"/>
    </style:style>
    <style:style style:name="T236" style:family="text">
      <style:text-properties officeooo:rsid="022282e8"/>
    </style:style>
    <style:style style:name="T237" style:family="text">
      <style:text-properties officeooo:rsid="02247958"/>
    </style:style>
    <style:style style:name="T238" style:family="text">
      <style:text-properties officeooo:rsid="0224e6b7"/>
    </style:style>
    <style:style style:name="T239" style:family="text">
      <style:text-properties officeooo:rsid="02276c51"/>
    </style:style>
    <style:style style:name="T240" style:family="text">
      <style:text-properties officeooo:rsid="022e57ab"/>
    </style:style>
    <style:style style:name="T241" style:family="text">
      <style:text-properties officeooo:rsid="02373baa"/>
    </style:style>
    <style:style style:name="T242" style:family="text">
      <style:text-properties officeooo:rsid="023b8b31"/>
    </style:style>
    <style:style style:name="T243" style:family="text">
      <style:text-properties officeooo:rsid="023c7fd0"/>
    </style:style>
    <style:style style:name="T244" style:family="text">
      <style:text-properties officeooo:rsid="024671cf"/>
    </style:style>
    <style:style style:name="T245" style:family="text">
      <style:text-properties officeooo:rsid="024b6a1a"/>
    </style:style>
    <style:style style:name="T246" style:family="text">
      <style:text-properties fo:font-weight="normal" style:font-weight-asian="normal" style:font-weight-complex="normal"/>
    </style:style>
    <style:style style:name="T247" style:family="text">
      <style:text-properties fo:font-weight="normal" officeooo:rsid="02970519" style:font-weight-asian="normal" style:font-weight-complex="normal"/>
    </style:style>
    <style:style style:name="T248" style:family="text">
      <style:text-properties fo:font-weight="normal" officeooo:rsid="0298d179" style:font-weight-asian="normal" style:font-weight-complex="normal"/>
    </style:style>
    <style:style style:name="T249" style:family="text">
      <style:text-properties fo:font-weight="normal" officeooo:rsid="02998bae" style:font-weight-asian="normal" style:font-weight-complex="normal"/>
    </style:style>
    <style:style style:name="T250" style:family="text">
      <style:text-properties fo:font-weight="normal" officeooo:rsid="029a4df6" style:font-weight-asian="normal" style:font-weight-complex="normal"/>
    </style:style>
    <style:style style:name="T251" style:family="text">
      <style:text-properties fo:font-weight="normal" officeooo:rsid="029b1e0b" style:font-weight-asian="normal" style:font-weight-complex="normal"/>
    </style:style>
    <style:style style:name="T252" style:family="text">
      <style:text-properties fo:font-weight="normal" officeooo:rsid="029c042d" style:font-weight-asian="normal" style:font-weight-complex="normal"/>
    </style:style>
    <style:style style:name="T253" style:family="text">
      <style:text-properties fo:font-weight="normal" officeooo:rsid="029c9c8f" style:font-weight-asian="normal" style:font-weight-complex="normal"/>
    </style:style>
    <style:style style:name="T254" style:family="text">
      <style:text-properties fo:font-weight="normal" officeooo:rsid="029ea6c0" style:font-weight-asian="normal" style:font-weight-complex="normal"/>
    </style:style>
    <style:style style:name="T255" style:family="text">
      <style:text-properties fo:font-weight="normal" officeooo:rsid="02a27cc0" style:font-weight-asian="normal" style:font-weight-complex="normal"/>
    </style:style>
    <style:style style:name="T256" style:family="text">
      <style:text-properties fo:font-weight="normal" officeooo:rsid="02a6c710" style:font-weight-asian="normal" style:font-weight-complex="normal"/>
    </style:style>
    <style:style style:name="T257" style:family="text">
      <style:text-properties fo:font-weight="normal" officeooo:rsid="02a77304" style:font-weight-asian="normal" style:font-weight-complex="normal"/>
    </style:style>
    <style:style style:name="T258" style:family="text">
      <style:text-properties fo:font-weight="normal" officeooo:rsid="02a87e1c" style:font-weight-asian="normal" style:font-weight-complex="normal"/>
    </style:style>
    <style:style style:name="T259" style:family="text">
      <style:text-properties fo:font-weight="normal" officeooo:rsid="02aaf7d4" style:font-weight-asian="normal" style:font-weight-complex="normal"/>
    </style:style>
    <style:style style:name="T260" style:family="text">
      <style:text-properties fo:font-weight="normal" officeooo:rsid="02af7439" style:font-weight-asian="normal" style:font-weight-complex="normal"/>
    </style:style>
    <style:style style:name="T261" style:family="text">
      <style:text-properties fo:font-weight="normal" officeooo:rsid="02b401c3" style:font-weight-asian="normal" style:font-weight-complex="normal"/>
    </style:style>
    <style:style style:name="T262" style:family="text">
      <style:text-properties fo:font-weight="normal" officeooo:rsid="02b59c34" style:font-weight-asian="normal" style:font-weight-complex="normal"/>
    </style:style>
    <style:style style:name="T263" style:family="text">
      <style:text-properties fo:font-weight="normal" officeooo:rsid="02b90813" style:font-weight-asian="normal" style:font-weight-complex="normal"/>
    </style:style>
    <style:style style:name="T264" style:family="text">
      <style:text-properties fo:font-weight="normal" officeooo:rsid="02b9bce1" style:font-weight-asian="normal" style:font-weight-complex="normal"/>
    </style:style>
    <style:style style:name="T265" style:family="text">
      <style:text-properties fo:font-weight="normal" officeooo:rsid="02bb015d" style:font-weight-asian="normal" style:font-weight-complex="normal"/>
    </style:style>
    <style:style style:name="T266" style:family="text">
      <style:text-properties fo:font-weight="normal" officeooo:rsid="02bfc849" style:font-weight-asian="normal" style:font-weight-complex="normal"/>
    </style:style>
    <style:style style:name="T267" style:family="text">
      <style:text-properties fo:font-weight="normal" officeooo:rsid="02c42f46" style:font-weight-asian="normal" style:font-weight-complex="normal"/>
    </style:style>
    <style:style style:name="T268" style:family="text">
      <style:text-properties fo:font-weight="normal" officeooo:rsid="02c580f0" style:font-weight-asian="normal" style:font-weight-complex="normal"/>
    </style:style>
    <style:style style:name="T269" style:family="text">
      <style:text-properties fo:font-weight="normal" officeooo:rsid="02c7165d" style:font-weight-asian="normal" style:font-weight-complex="normal"/>
    </style:style>
    <style:style style:name="T270" style:family="text">
      <style:text-properties fo:font-weight="normal" officeooo:rsid="02c8af7f" style:font-weight-asian="normal" style:font-weight-complex="normal"/>
    </style:style>
    <style:style style:name="T271" style:family="text">
      <style:text-properties officeooo:rsid="02521a61"/>
    </style:style>
    <style:style style:name="T272" style:family="text">
      <style:text-properties officeooo:rsid="0256a137"/>
    </style:style>
    <style:style style:name="T273" style:family="text">
      <style:text-properties officeooo:rsid="0256e521"/>
    </style:style>
    <style:style style:name="T274" style:family="text">
      <style:text-properties officeooo:rsid="0260e7ff"/>
    </style:style>
    <style:style style:name="T275" style:family="text">
      <style:text-properties officeooo:rsid="02698c33"/>
    </style:style>
    <style:style style:name="T276" style:family="text">
      <style:text-properties style:font-name="Liberation Serif1" style:font-name-asian="Liberation Serif1" style:font-name-complex="Liberation Serif1"/>
    </style:style>
    <style:style style:name="T277" style:family="text">
      <style:text-properties style:font-name="Liberation Serif1" officeooo:rsid="02698c33" style:font-name-asian="Liberation Serif1" style:font-name-complex="Liberation Serif1"/>
    </style:style>
    <style:style style:name="T278" style:family="text">
      <style:text-properties style:font-name="Liberation Serif1" officeooo:rsid="026b25be" style:font-name-asian="Liberation Serif1" style:font-name-complex="Liberation Serif1"/>
    </style:style>
    <style:style style:name="T279" style:family="text">
      <style:text-properties style:font-name="Liberation Serif1" officeooo:rsid="0271c13c" style:font-name-asian="Liberation Serif1" style:font-name-complex="Liberation Serif1"/>
    </style:style>
    <style:style style:name="T280" style:family="text">
      <style:text-properties officeooo:rsid="026f3bca"/>
    </style:style>
    <style:style style:name="T281" style:family="text">
      <style:text-properties officeooo:rsid="0271c13c"/>
    </style:style>
    <style:style style:name="T282" style:family="text">
      <style:text-properties officeooo:rsid="02783089"/>
    </style:style>
    <style:style style:name="T283" style:family="text">
      <style:text-properties officeooo:rsid="027bea10"/>
    </style:style>
    <style:style style:name="T284" style:family="text">
      <style:text-properties officeooo:rsid="027f840f"/>
    </style:style>
    <style:style style:name="T285" style:family="text">
      <style:text-properties officeooo:rsid="0282e5b2"/>
    </style:style>
    <style:style style:name="T286" style:family="text">
      <style:text-properties officeooo:rsid="0286819e"/>
    </style:style>
    <style:style style:name="T287" style:family="text">
      <style:text-properties officeooo:rsid="028bf298"/>
    </style:style>
    <style:style style:name="T288" style:family="text">
      <style:text-properties officeooo:rsid="028df28e"/>
    </style:style>
    <style:style style:name="T289" style:family="text">
      <style:text-properties officeooo:rsid="02d11523"/>
    </style:style>
    <style:style style:name="T290" style:family="text">
      <style:text-properties style:font-name="Liberation Serif1"/>
    </style:style>
    <style:style style:name="T291" style:family="text">
      <style:text-properties style:font-name="Liberation Serif1" officeooo:rsid="02d6a430" style:font-name-asian="Liberation Serif1" style:font-name-complex="Liberation Serif1"/>
    </style:style>
    <style:style style:name="T292" style:family="text">
      <style:text-properties style:font-name="Liberation Serif1" style:font-name-asian="Noto Sans CJK SC" style:font-name-complex="Lohit Devanagari"/>
    </style:style>
    <style:style style:name="T293" style:family="text">
      <style:text-properties style:font-name="Liberation Serif1" officeooo:rsid="02d6a430" style:font-name-asian="Noto Sans CJK SC" style:font-name-complex="Lohit Devanagari"/>
    </style:style>
    <style:style style:name="T294" style:family="text">
      <style:text-properties style:font-name="Liberation Serif1" officeooo:rsid="02d7854f" style:font-name-asian="Noto Sans CJK SC" style:font-name-complex="Lohit Devanagari"/>
    </style:style>
    <style:style style:name="T295" style:family="text">
      <style:text-properties style:font-name="Liberation Serif1" officeooo:rsid="02d8ae4d" style:font-name-asian="Noto Sans CJK SC" style:font-name-complex="Lohit Devanagari"/>
    </style:style>
    <style:style style:name="T296" style:family="text">
      <style:text-properties style:font-name="Liberation Serif1" officeooo:rsid="02da1579" style:font-name-asian="Noto Sans CJK SC" style:font-name-complex="Lohit Devanagari"/>
    </style:style>
    <style:style style:name="T297" style:family="text">
      <style:text-properties style:font-name="Liberation Serif1" officeooo:rsid="02de3a75" style:font-name-asian="Noto Sans CJK SC" style:font-name-complex="Lohit Devanagari"/>
    </style:style>
    <style:style style:name="T298" style:family="text">
      <style:text-properties style:font-name="Liberation Serif1" officeooo:rsid="02df57cf" style:font-name-asian="Noto Sans CJK SC" style:font-name-complex="Lohit Devanagari"/>
    </style:style>
    <style:style style:name="T299" style:family="text">
      <style:text-properties style:font-name="Liberation Serif"/>
    </style:style>
    <style:style style:name="T300" style:family="text">
      <style:text-properties style:font-name="Liberation Serif" style:font-name-asian="Noto Sans CJK SC" style:font-name-complex="Lohit Devanagari"/>
    </style:style>
    <style:style style:name="T301" style:family="text">
      <style:text-properties style:font-name="Liberation Serif" officeooo:rsid="02d6a430" style:font-name-asian="Noto Sans CJK SC" style:font-name-complex="Lohit Devanagari"/>
    </style:style>
    <style:style style:name="T302" style:family="text">
      <style:text-properties style:font-name="Liberation Serif" officeooo:rsid="02d7854f" style:font-name-asian="Noto Sans CJK SC" style:font-name-complex="Lohit Devanagari"/>
    </style:style>
    <style:style style:name="T303" style:family="text">
      <style:text-properties style:font-name="Liberation Serif" officeooo:rsid="02d8ae4d" style:font-name-asian="Noto Sans CJK SC" style:font-name-complex="Lohit Devanagari"/>
    </style:style>
    <style:style style:name="T304" style:family="text">
      <style:text-properties style:font-name="Liberation Serif" officeooo:rsid="02da1579" style:font-name-asian="Noto Sans CJK SC" style:font-name-complex="Lohit Devanagari"/>
    </style:style>
    <style:style style:name="T305" style:family="text">
      <style:text-properties style:font-name="Liberation Serif" officeooo:rsid="02dacb2b" style:font-name-asian="Noto Sans CJK SC" style:font-name-complex="Lohit Devanagari"/>
    </style:style>
    <style:style style:name="T306" style:family="text">
      <style:text-properties style:font-name="Liberation Serif" officeooo:rsid="02dc59a4" style:font-name-asian="Noto Sans CJK SC" style:font-name-complex="Lohit Devanagari"/>
    </style:style>
    <style:style style:name="T307" style:family="text">
      <style:text-properties style:font-name="Liberation Serif" officeooo:rsid="02de3a75" style:font-name-asian="Noto Sans CJK SC" style:font-name-complex="Lohit Devanagari"/>
    </style:style>
    <style:style style:name="T308" style:family="text">
      <style:text-properties style:font-name="Liberation Serif" officeooo:rsid="02df57cf" style:font-name-asian="Noto Sans CJK SC" style:font-name-complex="Lohit Devanagari"/>
    </style:style>
    <style:style style:name="T309" style:family="text">
      <style:text-properties style:font-name="Liberation Serif" officeooo:rsid="02e07c66" style:font-name-asian="Noto Sans CJK SC" style:font-name-complex="Lohit Devanagari"/>
    </style:style>
    <style:style style:name="T310" style:family="text">
      <style:text-properties style:font-name="Liberation Serif" officeooo:rsid="02e4588f"/>
    </style:style>
    <style:style style:name="T311" style:family="text">
      <style:text-properties style:font-name="Liberation Serif" officeooo:rsid="02e6a9a1"/>
    </style:style>
    <style:style style:name="T312" style:family="text">
      <style:text-properties style:font-name="Liberation Serif" officeooo:rsid="02e74d3c"/>
    </style:style>
    <style:style style:name="T313" style:family="text">
      <style:text-properties style:font-name="Liberation Serif" officeooo:rsid="02e87751"/>
    </style:style>
    <style:style style:name="T314" style:family="text">
      <style:text-properties style:font-name="Liberation Serif" officeooo:rsid="02e8ce91"/>
    </style:style>
    <style:style style:name="T315" style:family="text">
      <style:text-properties style:font-name="Liberation Serif" officeooo:rsid="02e91921"/>
    </style:style>
    <style:style style:name="T316" style:family="text">
      <style:text-properties style:font-name="Liberation Serif" officeooo:rsid="02ed2125"/>
    </style:style>
    <style:style style:name="T317" style:family="text">
      <style:text-properties style:font-name="Liberation Serif" officeooo:rsid="02ed5c78"/>
    </style:style>
    <style:style style:name="T318" style:family="text">
      <style:text-properties officeooo:rsid="02d6a430"/>
    </style:style>
    <style:style style:name="T319" style:family="text">
      <style:text-properties officeooo:rsid="02eae2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span text:style-name="T25">INTEGER PROGRAMMING</text:span></text:p>
      <text:p text:style-name="P2"/>
      <text:p text:style-name="P2"><text:tab/><text:tab/><text:tab/><text:tab/><text:tab/><text:tab/><text:span text:style-name="T26">Branch &amp; Bound Algorithm</text:span></text:p>
      <text:p text:style-name="P77"/>
      <text:p text:style-name="P2"/>
      <text:p text:style-name="P2"/>
      <text:p text:style-name="P2"><text:tab/><text:tab/><text:tab/><text:tab/><text:tab/><text:tab/><text:span text:style-name="T2">Queueing Theory</text:span></text:p>
      <text:p text:style-name="P2"><text:tab/><text:tab/><text:tab/><text:tab/><text:tab/><text:tab/><text:tab/><text:tab/><text:span text:style-name="T3">|</text:span></text:p>
      <text:p text:style-name="P2"><text:tab/><text:tab/><text:tab/><text:tab/><text:tab/><text:tab/><text:tab/><text:tab/><text:span text:style-name="T3">|</text:span></text:p>
      <text:p text:style-name="P2"><text:tab/><text:tab/><text:tab/><text:tab/>___________ <text:span text:style-name="T3">| ________</text:span></text:p>
      <text:p text:style-name="P2"><text:tab/><text:tab/><text:tab/><text:tab/><text:span text:style-name="T3">|<text:tab/><text:tab/><text:tab/><text:tab/><text:tab/><text:tab/><text:tab/>|</text:span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P2"><text:tab/><text:tab/><text:tab/><text:tab/><text:span text:style-name="T4">Queue <text:s text:c="24"/>Server</text:span></text:p>
      <text:p text:style-name="P9"><text:tab/><text:tab/><text:tab/><text:tab/><text:tab/><text:tab/><text:tab/><text:tab/><text:tab/>1. Parallel Processing.</text:p>
      <text:p text:style-name="P6"><text:tab/><text:tab/><text:tab/><text:tab/><text:tab/><text:tab/><text:tab/><text:tab/><text:tab/>2. Serial/Batch Processing.</text:p>
      <text:p text:style-name="P2"/>
      <text:p text:style-name="P2">To study the queue we need to understand the queue characteristics.</text:p>
      <text:p text:style-name="P3">QT is about understanding the Queue Characteristics.</text:p>
      <text:p text:style-name="P3"/>
      <text:p text:style-name="P4">Characteristics:</text:p>
      <text:p text:style-name="P4">1.</text:p>
      <text:p text:style-name="P4">2.</text:p>
      <text:p text:style-name="P4"/>
      <text:p text:style-name="P1">Queue Characteristics <text:span text:style-name="T1">can be modelled using</text:span>:</text:p>
      <text:p text:style-name="P1">1. Exponential Distribution.</text:p>
      <text:p text:style-name="P1">2. Poisson Distribution.</text:p>
      <text:p text:style-name="P1"/>
      <text:p text:style-name="P5">Random Variable</text:p>
      <text:p text:style-name="P5">|</text:p>
      <text:p text:style-name="P5">|_____&gt; <text:s/>Discrete RV.</text:p>
      <text:p text:style-name="P5">|_____&gt; Continuous RV.</text:p>
      <text:p text:style-name="P5"/>
      <text:p text:style-name="P7">Probability Density <text:span text:style-name="T5">Function. (PDF) (for Continuous RV)</text:span></text:p>
      <text:p text:style-name="P8">Probability Mass Function. (PMF) <text:span text:style-name="T6">(for Discrete RV)</text:span></text:p>
      <text:p text:style-name="P8"/>
      <text:p text:style-name="P10">Cummulative Distribution Function. <text:span text:style-name="T7">(CDF)</text:span></text:p>
      <text:p text:style-name="P10"/>
      <text:p text:style-name="P11">Elements of Queueing Theory</text:p>
      <text:p text:style-name="P11"/>
      <text:p text:style-name="P12">Principal Actors</text:p>
      <text:p text:style-name="P12">--&gt; Customer</text:p>
      <text:p text:style-name="P12">--&gt; Server <text:span text:style-name="T8">(A facility which gives service the customer)</text:span></text:p>
      <text:p text:style-name="P12"><text:soft-page-break/></text:p>
      <text:p text:style-name="P13">Interarrival time : </text:p>
      <text:p text:style-name="P13"/>
      <text:p text:style-name="P14">Queue:</text:p>
      <text:p text:style-name="P14">1. Finite.</text:p>
      <text:p text:style-name="P14">2. Infinite.</text:p>
      <text:p text:style-name="P15">Queue Discipline:</text:p>
      <text:p text:style-name="P15">* <text:span text:style-name="T9">FCFS (First Come First Serve)</text:span></text:p>
      <text:p text:style-name="P15">* <text:span text:style-name="T9">LCFS (Last Come First Serve)</text:span></text:p>
      <text:p text:style-name="P15">* <text:span text:style-name="T9">SIRO</text:span></text:p>
      <text:p text:style-name="P15">* <text:span text:style-name="T9">Order of Priority.</text:span></text:p>
      <text:p text:style-name="P15"/>
      <text:p text:style-name="P16">Queue Behaviour:</text:p>
      <text:p text:style-name="P16">* <text:span text:style-name="T10">Jockeying.</text:span></text:p>
      <text:p text:style-name="P16">* <text:span text:style-name="T11">Balking.</text:span></text:p>
      <text:p text:style-name="P16">* <text:span text:style-name="T12">Reneging.</text:span></text:p>
      <text:p text:style-name="P16"/>
      <text:p text:style-name="P17">Design of service facility may include the following points:</text:p>
      <text:p text:style-name="P17">1. Parallel Servers.</text:p>
      <text:p text:style-name="P17">2. <text:span text:style-name="T13">Series Servers.</text:span></text:p>
      <text:p text:style-name="P18">3. Servers in Network.</text:p>
      <text:p text:style-name="P18"/>
      <text:p text:style-name="P19">Task: How is Parallel Servers different from Servers in Network?</text:p>
      <text:p text:style-name="P19"/>
      <text:p text:style-name="P19"/>
      <text:p text:style-name="P20">Waiting Line Process <text:span text:style-name="T14">(Queueing Process)</text:span></text:p>
      <text:p text:style-name="P21">1. Customers</text:p>
      <text:p text:style-name="P21">2. Service.</text:p>
      <text:p text:style-name="P21"/>
      <text:p text:style-name="P22">Queueing Process can be of Single Server or Multiple Server.</text:p>
      <text:p text:style-name="P35">1. Single Server --&gt; only 1 service station for the entire queue. (Movie ticket booking, food market).</text:p>
      <text:p text:style-name="P23"/>
      <text:p text:style-name="P36">2. Multiple Server --&gt; Gas station with multiple serving station.</text:p>
      <text:p text:style-name="P24"/>
      <text:p text:style-name="P24"><text:span text:style-name="T15">The process of waiting line is characterized by the rate at which the customer arrives.</text:span> </text:p>
      <text:p text:style-name="P24"/>
      <text:p text:style-name="P25">i&gt; Arrival Rate specifies the average number of customers per time period.</text:p>
      <text:p text:style-name="P26">ii&gt; The service rate specifies the average number of <text:span text:style-name="T16">customers served during a time period.</text:span></text:p>
      <text:p text:style-name="P26"/>
      <text:p text:style-name="P27"><text:soft-page-break/>What we need to do?</text:p>
      <text:p text:style-name="P28">Our task is to determine the probability of ‘<text:span text:style-name="T17">n’arrivals being observed during a time interval of length ‘t’.</text:span></text:p>
      <text:p text:style-name="P28"/>
      <text:p text:style-name="P29">The probability is based on the following pre-assumptions:</text:p>
      <text:p text:style-name="P29">1. <text:span text:style-name="T18">The Probability that an arrival is observed during a small time interval is proportional to the length of the interval.</text:span></text:p>
      <text:p text:style-name="P29"/>
      <text:p text:style-name="P30">2. The probability of two or more arrivals in such a small interval is zero.</text:p>
      <text:p text:style-name="P30"/>
      <text:p text:style-name="P31">3. The no. <text:span text:style-name="T19">o</text:span>f arrivals in any time interval is independent of the number in non-overlapping time interval.</text:p>
      <text:p text:style-name="P31"/>
      <text:p text:style-name="P32">P( ‘n’ customers during period ‘t’) <text:span text:style-name="T20">= the probability that ‘n’ arrivals will be observed in a time interval of length ‘t’.</text:span></text:p>
      <text:p text:style-name="P32"/>
      <text:p text:style-name="P33">P(‘n’ arrivals in time ‘t’) = lambda * exp(-lambda*t)</text:p>
      <text:p text:style-name="P34">lambda --&gt; Avg. rate of arrival.</text:p>
      <text:p text:style-name="P34"/>
      <text:p text:style-name="P34">* <text:span text:style-name="T21">This situation in QT(Queueing Theory) is called poisson’s arrival.</text:span></text:p>
      <text:p text:style-name="P34">* <text:span text:style-name="T22">Since the arrivals alone are considered, not the departure, it is called </text:span><text:span text:style-name="T24">Pure Birth Process.</text:span></text:p>
      <text:p text:style-name="P75"/>
      <text:p text:style-name="P37">‘n’ --&gt; <text:span text:style-name="T30">Random Variable.</text:span></text:p>
      <text:p text:style-name="P38">‘n’ --&gt; No. Of arrivals.</text:p>
      <text:p text:style-name="P38"/>
      <text:p text:style-name="P74">Interarrival Time</text:p>
      <text:p text:style-name="P39">The time between successive arrivals is called interarrival time.</text:p>
      <text:p text:style-name="P40">When the no. Of arrivals in a given time interval has poisson distribution, the interarrival time has exponential <text:span text:style-name="T31">distribution.</text:span></text:p>
      <text:p text:style-name="P40"/>
      <text:p text:style-name="P41">f(t) = </text:p>
      <text:p text:style-name="P41">P(t &lt;= T) = 1-exp(-lambda*T)</text:p>
      <text:p text:style-name="P42">P(t&gt;T) = exp(-lambda*T)</text:p>
      <text:p text:style-name="P42"/>
      <text:p text:style-name="P44">Ex:</text:p>
      <text:p text:style-name="P43">1. <text:span text:style-name="T32">One arrival comes in every 15 mins.</text:span></text:p>
      <text:p text:style-name="P43"><text:tab/><text:span text:style-name="T33">Average arrival time = 4 /hr</text:span></text:p>
      <text:p text:style-name="P43"><text:tab/><text:span text:style-name="T34">Avg. Interarrival time = 0.25 hrs</text:span></text:p>
      <text:p text:style-name="P43"/>
      <text:p text:style-name="P45"><text:soft-page-break/>2. In a factory the machine breaks down and requires service a poisson distribution, <text:span text:style-name="T35">at the avg. Rate of 4/day. What is the probability that exactly 6 machine break down in 2 days.</text:span></text:p>
      <text:p text:style-name="P45"/>
      <text:p text:style-name="P46">P(n,t) = (((lambda*t)^n)*exp(-lambda*t))/n!</text:p>
      <text:p text:style-name="P46"/>
      <text:p text:style-name="P47">3. <text:span text:style-name="T36">On an avg. 6 customers arrive in a coffee shop per hour. Determine the probability that exactly 2 customers will reach in a 30 min period.</text:span></text:p>
      <text:p text:style-name="P47"/>
      <text:p text:style-name="P48">Lambda = 6, t= 30 mins <text:span text:style-name="T37">= 0.5 hrs</text:span></text:p>
      <text:p text:style-name="P49">P(6,2) = 0.224.</text:p>
      <text:p text:style-name="P49"/>
      <text:p text:style-name="P50">traffic intensity <text:span text:style-name="T39">(rho)</text:span> <text:span text:style-name="T38">=</text:span> <text:span text:style-name="T38">(lambda/mu) = Avg. Arrival time / Avg. Service time.</text:span></text:p>
      <text:p text:style-name="P51"><text:span text:style-name="T40">R</text:span>ho &lt; 1</text:p>
      <text:p text:style-name="P51"><text:s/></text:p>
      <text:p text:style-name="P52">C = No. Of parallel service channels.</text:p>
      <text:p text:style-name="P52"/>
      <text:p text:style-name="P76">Markov modelling <text:span text:style-name="T41">(M/M/1 model) (alpha / FIFO)</text:span></text:p>
      <text:p text:style-name="P76"/>
      <text:p text:style-name="P53">Assumptions <text:span text:style-name="T42">for the M/M/1 Modelling:</text:span></text:p>
      <text:p text:style-name="P54">i&gt; <text:span text:style-name="T43">Arrivals follow poisson’s distribution, with lambda.</text:span></text:p>
      <text:p text:style-name="P55">Ii&gt; <text:span text:style-name="T44">Service time follows exponential distribution with mu, Average service rate.</text:span></text:p>
      <text:p text:style-name="P56">Iii&gt; <text:span text:style-name="T45">Arrivals are infinite populations (alpha = inf)</text:span></text:p>
      <text:p text:style-name="P57">iv&gt; Customers are served in FIFO.</text:p>
      <text:p text:style-name="P58">v&gt; <text:span text:style-name="T46">There is only a single server.</text:span></text:p>
      <text:p text:style-name="P58"/>
      <text:p text:style-name="P59">For the system to work, No. Of arrivals &lt; Avg. Service rate.</text:p>
      <text:p text:style-name="P59"/>
      <text:p text:style-name="P60">Rho <text:span text:style-name="T47">= lambda/mu &lt;---- Probability of time.</text:span></text:p>
      <text:p text:style-name="P60"/>
      <text:p text:style-name="P61">Probability that system is idle = Probability that there <text:span text:style-name="T48">are no customers in the system.</text:span></text:p>
      <text:p text:style-name="P61"/>
      <text:p text:style-name="P63">P<text:span text:style-name="T49">0 </text:span><text:span text:style-name="T122">= 1 – rho.</text:span></text:p>
      <text:p text:style-name="P62">Probablity of having exactly one customer in the system.</text:p>
      <text:p text:style-name="P62"/>
      <text:p text:style-name="P64">P<text:span text:style-name="T49">n</text:span><text:span text:style-name="T122"> = rho</text:span><text:span text:style-name="T147">n</text:span><text:span text:style-name="T122"> * P</text:span><text:span text:style-name="T49">0 <text:s/></text:span><text:span text:style-name="T123">= </text:span></text:p>
      <text:p text:style-name="P87"/>
      <text:p text:style-name="P65"><text:span text:style-name="T123">* </text:span><text:span text:style-name="T124">The expected number of customers in the system:</text:span></text:p>
      <text:p text:style-name="P89"/>
      <text:p text:style-name="P66"><text:span text:style-name="T125">L</text:span><text:span text:style-name="T51">s </text:span><text:span text:style-name="T125">= </text:span><text:span text:style-name="T126">∑</text:span><text:span text:style-name="T128"> </text:span><text:span text:style-name="T129">(</text:span><text:span text:style-name="T130">1</text:span><text:span text:style-name="T129"> -&gt; </text:span><text:span text:style-name="T130">alpha (inf) </text:span><text:span text:style-name="T129">) </text:span><text:span text:style-name="T131">n * P</text:span><text:span text:style-name="T53">n</text:span></text:p>
      <text:p text:style-name="P67"><text:span text:style-name="T132">= </text:span><text:span text:style-name="T133">rho/(1-rho) </text:span><text:span text:style-name="T134">= lambda/(mu-lambda)</text:span></text:p>
      <text:p text:style-name="P227"><text:soft-page-break/></text:p>
      <text:p text:style-name="P68"><text:span text:style-name="T135">* </text:span><text:span text:style-name="T136">The expected number of customers in the system:</text:span></text:p>
      <text:p text:style-name="P228"/>
      <text:p text:style-name="P68"><text:span text:style-name="T137">L</text:span><text:span text:style-name="T54">q </text:span><text:span text:style-name="T137">= </text:span><text:span text:style-name="T127">∑</text:span><text:span text:style-name="T138"> (1 </text:span><text:span text:style-name="T164">&gt; </text:span><text:span text:style-name="T165">alpha</text:span><text:span text:style-name="T164">) </text:span><text:span text:style-name="T163">(n-1)*P</text:span><text:span text:style-name="T166">n</text:span><text:span text:style-name="T50"> </text:span></text:p>
      <text:p text:style-name="P88"/>
      <text:p text:style-name="P88"/>
      <text:p text:style-name="P69"><text:span text:style-name="T123">L</text:span><text:span text:style-name="T49">q </text:span><text:span text:style-name="T122">= </text:span><text:span text:style-name="T139">rho</text:span><text:span text:style-name="T148">2 </text:span><text:span text:style-name="T139">/ (1 – rho) </text:span><text:span text:style-name="T140">= lambda</text:span><text:span text:style-name="T149">2</text:span><text:span text:style-name="T140"> /(mu* (mu – lambda))</text:span></text:p>
      <text:p text:style-name="P90"/>
      <text:p text:style-name="P70"><text:span text:style-name="T140">* A</text:span><text:span text:style-name="T122">verage waiting </text:span><text:span text:style-name="T141">time in the system</text:span></text:p>
      <text:p text:style-name="P91"/>
      <text:p text:style-name="P71"><text:span text:style-name="T141">W</text:span><text:span text:style-name="T49">s </text:span><text:span text:style-name="T122">= </text:span><text:span text:style-name="T142">(Avg. Time b/w arrivals)*()</text:span></text:p>
      <text:p text:style-name="P92"/>
      <text:p text:style-name="P92"/>
      <text:p text:style-name="P72"><text:span text:style-name="T142">* </text:span><text:span text:style-name="T122">Avg. Waiting time in the queue</text:span></text:p>
      <text:p text:style-name="P93"/>
      <text:p text:style-name="P73"><text:span text:style-name="T122">W</text:span><text:span text:style-name="T49">q </text:span><text:span text:style-name="T122">= Avg. Time b/w arrivals * </text:span><text:span text:style-name="T143">L</text:span><text:span text:style-name="T61">q </text:span><text:span text:style-name="T62"><text:s/></text:span><text:span text:style-name="T144">= </text:span><text:span text:style-name="T146">(</text:span><text:span text:style-name="T145">1/ lambda </text:span><text:span text:style-name="T146">)</text:span><text:span text:style-name="T145">* L</text:span><text:span text:style-name="T63">q </text:span></text:p>
      <text:p text:style-name="P78">W<text:span text:style-name="T49">q <text:s/></text:span>= </text:p>
      <text:p text:style-name="P78"/>
      <text:p text:style-name="P79">Ex. <text:span text:style-name="T167">Mean Arrival Rate = 1 customer/4 mins</text:span></text:p>
      <text:p text:style-name="P79"><text:tab/> <text:span text:style-name="T168">Mean Service Time = 2.5 mins</text:span></text:p>
      <text:p text:style-name="P79"/>
      <text:p text:style-name="P80">1. <text:span text:style-name="T169">Average customers in the system.</text:span></text:p>
      <text:p text:style-name="P81">2. Average Queue length.</text:p>
      <text:p text:style-name="P82">3. <text:span text:style-name="T170">The time taken by the customer in the system.</text:span></text:p>
      <text:p text:style-name="P83">4. <text:span text:style-name="T171">Average time a customer waits before being served.</text:span></text:p>
      <text:p text:style-name="P84"/>
      <text:p text:style-name="P85">1. L<text:span text:style-name="T49">s </text:span>= 1.66 customer/hr</text:p>
      <text:p text:style-name="P85">2. L<text:span text:style-name="T49">q </text:span>= 1.04 <text:span text:style-name="T172">customers/hr</text:span></text:p>
      <text:p text:style-name="P86">3. W<text:span text:style-name="T49">s </text:span>= 6.66 mins</text:p>
      <text:p text:style-name="P86">4. <text:span text:style-name="T173">W</text:span><text:span text:style-name="T64">q </text:span><text:span text:style-name="T173">= 4.16 mins</text:span></text:p>
      <text:p text:style-name="P86"/>
      <text:p text:style-name="P86"/>
      <text:p text:style-name="P86"/>
      <text:p text:style-name="P94"><text:tab/><text:tab/><text:tab/><text:tab/><text:tab/><text:tab/>Kendall Notation</text:p>
      <text:p text:style-name="P94"/>
      <text:p text:style-name="P95">a = <text:span text:style-name="T174">A</text:span>rrival distribution</text:p>
      <text:p text:style-name="P96">b = <text:span text:style-name="T175">Service time (has exponential distribution)</text:span></text:p>
      <text:p text:style-name="P97">c = <text:span text:style-name="T176">no. Of service channels (Servers)</text:span></text:p>
      <text:p text:style-name="P98">d = Maximum number of customers allowed in system</text:p>
      <text:p text:style-name="P99"><text:span text:style-name="T178">e</text:span> = <text:span text:style-name="T177">queue discipline (FIFO / FCFS)</text:span></text:p>
      <text:p text:style-name="P99"/>
      <text:p text:style-name="P100">[ (a/b/c) = (d/e)]</text:p>
      <text:p text:style-name="P101"><text:soft-page-break/>[(M/M/1) <text:span text:style-name="T179">= (alpha/FIFO)</text:span>]</text:p>
      <text:p text:style-name="P101">* <text:span text:style-name="T180">For M/M/1 queueing system there are exact formulas, which state that the system has reached a steady state.</text:span></text:p>
      <text:p text:style-name="P101"/>
      <text:p text:style-name="P102">A steady state <text:span text:style-name="T181">for a system means that the system has been running long enough ,so as to settle down into some kind of equilibrium position.</text:span></text:p>
      <text:p text:style-name="P102"/>
      <text:p text:style-name="P103">M/M/s Queueing System</text:p>
      <text:p text:style-name="P103"/>
      <text:p text:style-name="P104">lambda = mean arrival rate.</text:p>
      <text:p text:style-name="P105">S = No. Of servers (always &gt;= 1)</text:p>
      <text:p text:style-name="P105"/>
      <text:p text:style-name="P106">rho (utilization factor/traffic intensity) <text:s/><text:span text:style-name="T182">= if S increases rho decreases.</text:span></text:p>
      <text:p text:style-name="P106"/>
      <text:p text:style-name="P107">Rho = <text:span text:style-name="T183">lambda /(mu * S)</text:span></text:p>
      <text:p text:style-name="P107"/>
      <text:p text:style-name="P108">To have a steady state</text:p>
      <text:p text:style-name="P109">lambda &lt; (mu * S) <text:s/><text:span text:style-name="T184">i.e. <text:s/>rho &lt; 1</text:span></text:p>
      <text:p text:style-name="P109"/>
      <text:p text:style-name="P115">Rate Diagrams</text:p>
      <text:p text:style-name="P111">General Rate Diagram</text:p>
      <text:p text:style-name="P111"/>
      <text:p text:style-name="P110">Rate diagram for M/M/s model <text:span text:style-name="T185">(lambda fixed mu changes)</text:span>.</text:p>
      <text:p text:style-name="P110"/>
      <text:p text:style-name="P110"/>
      <text:p text:style-name="P112">Po <text:span text:style-name="T186">= Probability that there are no customers.</text:span></text:p>
      <text:p text:style-name="P113">Po = 1 – rho</text:p>
      <text:p text:style-name="P113"/>
      <text:p text:style-name="P114">Lq <text:span text:style-name="T187">= (Po(lambda/mu)^n rho)/(s!*(1-rho)^2)</text:span></text:p>
      <text:p text:style-name="P115"><text:s/></text:p>
      <text:p text:style-name="P115"/>
      <text:p text:style-name="P116"><text:tab/><text:tab/>M/M/s//K Queueing Model <text:span text:style-name="T188">( With finite population ‘K’ )</text:span></text:p>
      <text:p text:style-name="P116"><text:tab/><text:tab/><text:tab/><text:span text:style-name="T190">( Finite Queue variation of M/M/s )</text:span></text:p>
      <text:p text:style-name="P116"/>
      <text:p text:style-name="P116"/>
      <text:p text:style-name="P116"/>
      <text:p text:style-name="P118">Since, there <text:span text:style-name="T191">are a finite number of states, the steady state equation hold even if rho &gt; 1.</text:span></text:p>
      <text:p text:style-name="P118"/>
      <text:p text:style-name="P117"><text:tab/><text:tab/><text:tab/>M/M/s///N <text:span text:style-name="T189">Queueing Model</text:span></text:p>
      <text:p text:style-name="P117"><text:tab/><text:tab/><text:tab/><text:tab/><text:span text:style-name="T192">( Finite Calling Population variation of M/M/s )</text:span></text:p>
      <text:p text:style-name="P117"/>
      <text:p text:style-name="P117"><text:soft-page-break/><text:tab/><text:tab/><text:tab/><text:span text:style-name="T193">(Population is subset of the capacity)</text:span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9"><text:tab/><text:tab/><text:tab/><text:tab/><text:tab/><text:tab/><text:span text:style-name="T23">Non-Linear Programming</text:span></text:p>
      <text:p text:style-name="P119"/>
      <text:p text:style-name="P121">Non-Linear Programming Introduction</text:p>
      <text:p text:style-name="P119"/>
      <text:p text:style-name="P120">1. One-dimensional minimization methods.</text:p>
      <text:p text:style-name="P120"/>
      <text:p text:style-name="P122">Fibonacci Method</text:p>
      <text:p text:style-name="P122"/>
      <text:p text:style-name="P122">Fibonacci method can be used to find the minimum of a function of one variable even if the function is not continuous.</text:p>
      <text:p text:style-name="P124">It is also <text:span text:style-name="T242">similar to</text:span> dichotomous method <text:span text:style-name="T243">but the two are not the same</text:span> i.e. is applicable also for <text:s/><text:span text:style-name="T195">non continuous functions also.</text:span></text:p>
      <text:p text:style-name="P124"/>
      <text:p text:style-name="P123">Limitations:</text:p>
      <text:p text:style-name="P124">i&gt; The initial interval of uncertainty, in which the optimum lies, has to be known.</text:p>
      <text:p text:style-name="P125">ii&gt; <text:span text:style-name="T194">The function to be optimized has to be unimodal (in an interval only 1 minimum can lie) in the initial interval of uncertainty.</text:span></text:p>
      <text:p text:style-name="P126">Iii&gt; <text:span text:style-name="T195">The exact optimum cannot be located in this method. Only an interval known as the final interval of uncertainty can be made as small as desired by using more computation <text:s/></text:span></text:p>
      <text:p text:style-name="P127">iv&gt; <text:span text:style-name="T196">The number of function evaluations to be used in the search or the resolution required has to be specified beforehand.</text:span></text:p>
      <text:p text:style-name="P120"/>
      <text:p text:style-name="P128">F<text:span text:style-name="T49">0 </text:span>= F<text:span text:style-name="T49">1 </text:span>= 1</text:p>
      <text:p text:style-name="P129">F<text:span text:style-name="T49">n </text:span>= F<text:span text:style-name="T49">n-1 </text:span>+ F<text:span text:style-name="T49">n-2 </text:span><text:s/>n=2,3,4...</text:p>
      <text:p text:style-name="P130">L<text:span text:style-name="T49">0</text:span> = <text:span text:style-name="T197">[a, b]</text:span></text:p>
      <text:p text:style-name="P131">L<text:span text:style-name="T49">2</text:span><text:span text:style-name="T147">*</text:span> = (F<text:span text:style-name="T49">n-2 </text:span>/ F<text:span text:style-name="T49">n</text:span>)*L<text:span text:style-name="T49">0</text:span></text:p>
      <text:p text:style-name="P132">x<text:span text:style-name="T49">1 </text:span>= a + L<text:span text:style-name="T49">2</text:span><text:span text:style-name="T147">* </text:span>= a + <text:span text:style-name="T198">(F</text:span><text:span text:style-name="T65">n-2 </text:span><text:span text:style-name="T198">/ F</text:span><text:span text:style-name="T65">n</text:span><text:span text:style-name="T198">)*L</text:span><text:span text:style-name="T65">0</text:span></text:p>
      <text:p text:style-name="P133"><text:span text:style-name="T199">x</text:span><text:span text:style-name="T66">2 </text:span><text:span text:style-name="T199">= b – L</text:span><text:span text:style-name="T67">2</text:span><text:span text:style-name="T150">* </text:span><text:span text:style-name="T200"><text:s text:c="5"/>= a + (F</text:span><text:span text:style-name="T67">n-2 </text:span><text:span text:style-name="T200">/ F</text:span><text:span text:style-name="T67">n</text:span><text:span text:style-name="T200">)*L</text:span><text:span text:style-name="T67">0</text:span></text:p>
      <text:p text:style-name="P134"><text:span text:style-name="T201">L</text:span><text:span text:style-name="T68">2</text:span><text:span text:style-name="T201"> = L</text:span><text:span text:style-name="T68">0</text:span><text:span text:style-name="T201"> – L</text:span><text:span text:style-name="T68">2</text:span><text:span text:style-name="T151">* </text:span><text:span text:style-name="T201">= L</text:span><text:span text:style-name="T68">0 </text:span><text:span text:style-name="T201">- (F</text:span><text:span text:style-name="T68">n-2 </text:span><text:span text:style-name="T201">/ F</text:span><text:span text:style-name="T68">n</text:span><text:span text:style-name="T201">)*L</text:span><text:span text:style-name="T68">0</text:span> <text:span text:style-name="T202">= (F</text:span><text:span text:style-name="T69">n-1 </text:span><text:span text:style-name="T203">/ F</text:span><text:span text:style-name="T69">n</text:span><text:span text:style-name="T203"> )*L</text:span><text:span text:style-name="T70">0</text:span></text:p>
      <text:p text:style-name="P135">L<text:span text:style-name="T49">2</text:span><text:span text:style-name="T147">* </text:span>= (F<text:span text:style-name="T49">n-2</text:span> / F<text:span text:style-name="T49">n </text:span>)*L<text:span text:style-name="T49">0 </text:span>= (F<text:span text:style-name="T49">n-2 </text:span>/ F<text:span text:style-name="T49">n-1</text:span> )* <text:span text:style-name="T204">L</text:span><text:span text:style-name="T71">2</text:span></text:p>
      <text:p text:style-name="P136"><text:span text:style-name="T204">L</text:span><text:span text:style-name="T49">3</text:span><text:span text:style-name="T147">* </text:span><text:span text:style-name="T152"><text:s/></text:span><text:span text:style-name="T205">= (F</text:span><text:span text:style-name="T72">n-3 </text:span><text:span text:style-name="T206">/ F</text:span><text:span text:style-name="T72">n </text:span><text:span text:style-name="T206">)*L</text:span><text:span text:style-name="T72">0 </text:span><text:span text:style-name="T206">= (F</text:span><text:span text:style-name="T72">n-3 </text:span><text:span text:style-name="T206">/ F</text:span><text:span text:style-name="T72">n-1</text:span><text:span text:style-name="T206">)* L</text:span><text:span text:style-name="T72">2</text:span></text:p>
      <text:p text:style-name="P137"><text:soft-page-break/>L<text:span text:style-name="T49">3 </text:span>= <text:span text:style-name="T207">L</text:span><text:span text:style-name="T73">2 –</text:span><text:span text:style-name="T207"> L</text:span><text:span text:style-name="T73">3</text:span><text:span text:style-name="T153">* </text:span><text:span text:style-name="T208">= L</text:span><text:span text:style-name="T74">2 –</text:span><text:span text:style-name="T208"> (F</text:span><text:span text:style-name="T74">n-3 </text:span><text:span text:style-name="T208">/ F</text:span><text:span text:style-name="T74">n-1</text:span><text:span text:style-name="T208">)*L</text:span><text:span text:style-name="T74">2 </text:span><text:span text:style-name="T208">= (F</text:span><text:span text:style-name="T75">n-2 </text:span><text:span text:style-name="T209">/ F</text:span><text:span text:style-name="T75">n-1</text:span><text:span text:style-name="T209">)*L</text:span><text:span text:style-name="T75">2</text:span></text:p>
      <text:p text:style-name="P229"/>
      <text:p text:style-name="P138">After j<text:span text:style-name="T147">th </text:span>iteration:</text:p>
      <text:p text:style-name="P141">(Start j from 3)</text:p>
      <text:p text:style-name="P139">L<text:span text:style-name="T76">j </text:span><text:span text:style-name="T210">= (F</text:span><text:span text:style-name="T76">n-j</text:span><text:span text:style-name="T210"> / F</text:span><text:span text:style-name="T76">n-(j-2)</text:span><text:span text:style-name="T210">)*L</text:span><text:span text:style-name="T77">j-1</text:span></text:p>
      <text:p text:style-name="P140"><text:span text:style-name="T211">L</text:span><text:span text:style-name="T49">j </text:span>= <text:span text:style-name="T212">(F</text:span><text:span text:style-name="T78">n-(j-1)</text:span><text:span text:style-name="T213">/F</text:span><text:span text:style-name="T78">n</text:span><text:span text:style-name="T213">)*L</text:span><text:span text:style-name="T78">0</text:span></text:p>
      <text:p text:style-name="P142"><text:span text:style-name="T213">R</text:span>eduction Ratio <text:span text:style-name="T214">(L</text:span><text:span text:style-name="T79">n </text:span><text:span text:style-name="T214">/ L</text:span><text:span text:style-name="T79">0</text:span><text:span text:style-name="T214">)</text:span>:</text:p>
      <text:p text:style-name="P142"/>
      <text:p text:style-name="P142"/>
      <text:p text:style-name="P142"/>
      <text:p text:style-name="P142"/>
      <text:p text:style-name="P143">Fibonacci Method:</text:p>
      <text:p text:style-name="P143"/>
      <text:p text:style-name="P144">n <text:s text:c="8"/>F<text:span text:style-name="T49">n</text:span> <text:s text:c="10"/>L<text:span text:style-name="T49">n</text:span> /<text:span text:style-name="T49"> </text:span>L<text:span text:style-name="T49">0</text:span></text:p>
      <text:p text:style-name="P145">0 <text:tab/><text:tab/>1<text:tab/><text:tab/><text:tab/>1</text:p>
      <text:p text:style-name="P145">1<text:tab/><text:tab/>1<text:tab/><text:tab/><text:tab/>1</text:p>
      <text:p text:style-name="P145">2<text:tab/><text:tab/>2<text:tab/><text:tab/><text:tab/>0.5</text:p>
      <text:p text:style-name="P145">3<text:tab/><text:tab/>3 <text:s text:c="2"/><text:tab/><text:tab/><text:tab/>0.333</text:p>
      <text:p text:style-name="P145">4<text:tab/><text:tab/>4<text:tab/><text:tab/><text:tab/>0.2</text:p>
      <text:p text:style-name="P145">5<text:tab/><text:tab/>8<text:tab/><text:tab/><text:tab/>0.125</text:p>
      <text:p text:style-name="P145">6<text:tab/><text:tab/>13<text:tab/><text:tab/><text:tab/>0.07692</text:p>
      <text:p text:style-name="P145">7<text:tab/><text:tab/>21<text:tab/><text:tab/><text:tab/>0.04762</text:p>
      <text:p text:style-name="P145">8<text:tab/><text:tab/>34<text:tab/><text:tab/><text:tab/>0.02941</text:p>
      <text:p text:style-name="P145">9<text:tab/><text:tab/>55<text:tab/><text:tab/><text:tab/>0.01818</text:p>
      <text:p text:style-name="P145">10<text:tab/><text:tab/>89<text:tab/><text:tab/><text:tab/>0.01124</text:p>
      <text:p text:style-name="P145"/>
      <text:p text:style-name="P146">Ex. L<text:span text:style-name="T49">0 </text:span>= [0, 3] <text:s text:c="28"/><text:span text:style-name="T217">L</text:span><text:span text:style-name="T82">0 </text:span><text:span text:style-name="T217"><text:s/>= [0, 3]</text:span><text:tab/><text:tab/></text:p>
      <text:p text:style-name="P146"><text:tab/><text:span text:style-name="T215">L</text:span><text:span text:style-name="T80">2 <text:s/></text:span><text:span text:style-name="T215">= [1, 1.5]<text:tab/><text:tab/><text:tab/><text:tab/><text:tab/> L</text:span><text:span text:style-name="T83">2</text:span><text:span text:style-name="T218"> = [0, 1.8462]</text:span></text:p>
      <text:p text:style-name="P146"><text:tab/><text:span text:style-name="T216">(L</text:span><text:span text:style-name="T81">2 </text:span><text:span text:style-name="T216">/ L</text:span><text:span text:style-name="T81">0</text:span><text:span text:style-name="T216"> ) = 1/6<text:tab/><text:tab/><text:tab/><text:tab/>(L</text:span><text:span text:style-name="T84">2 </text:span><text:span text:style-name="T219">/ L</text:span><text:span text:style-name="T84">0 </text:span><text:span text:style-name="T219">) = </text:span></text:p>
      <text:p text:style-name="P146"/>
      <text:p text:style-name="P146"/>
      <text:p text:style-name="P147">Ex. <text:span text:style-name="T220">Min f(x) = 0.65 – [0.75/(1+x</text:span><text:span text:style-name="T154">2</text:span><text:span text:style-name="T220">)] – 0.65*x*tan</text:span><text:span text:style-name="T154">-1</text:span><text:span text:style-name="T220"> (x) by fibonacci method using n = 6.</text:span></text:p>
      <text:p text:style-name="P147"/>
      <text:p text:style-name="P148">L<text:span text:style-name="T49">2</text:span><text:span text:style-name="T147">* </text:span>= (F<text:span text:style-name="T49">n-2</text:span> / F<text:span text:style-name="T49">n </text:span>)*<text:span text:style-name="T221">L</text:span><text:span text:style-name="T85">0</text:span> <text:span text:style-name="T221">= (F</text:span><text:span text:style-name="T85">4 </text:span><text:span text:style-name="T221">/ F</text:span><text:span text:style-name="T85">6</text:span><text:span text:style-name="T221">)*L</text:span><text:span text:style-name="T85">0</text:span><text:span text:style-name="T221"> = 5/13 * 3 = 1.153846</text:span></text:p>
      <text:p text:style-name="P148"/>
      <text:p text:style-name="P149"><text:span text:style-name="T224">f</text:span><text:span text:style-name="T86">a </text:span><text:span text:style-name="T224">= f</text:span>(0) <text:span text:style-name="T224">= <text:s text:c="9"/>f</text:span><text:span text:style-name="T87">b</text:span><text:span text:style-name="T225"> = f(b) = </text:span></text:p>
      <text:p text:style-name="P149"/>
      <text:p text:style-name="P150">x<text:span text:style-name="T49">1</text:span> = a + L<text:span text:style-name="T49">2</text:span><text:span text:style-name="T147">* </text:span><text:s/>= <text:span text:style-name="T222">0 + 1.153846</text:span></text:p>
      <text:p text:style-name="P151">x<text:span text:style-name="T49">2 </text:span>= b – L<text:span text:style-name="T49">2</text:span><text:span text:style-name="T147">* </text:span>= 3 – 1.153846 = 1.846154</text:p>
      <text:p text:style-name="P152">f<text:span text:style-name="T49">1 </text:span>= f(x<text:span text:style-name="T49">1</text:span>) = -0.207270 , f<text:span text:style-name="T49">2 </text:span>= f(x<text:span text:style-name="T49">2</text:span>) = -0.115<text:span text:style-name="T223">8</text:span></text:p>
      <text:p text:style-name="P152"/>
      <text:p text:style-name="P153"><text:soft-page-break/>Using unimodality theorem,</text:p>
      <text:p text:style-name="P154">L<text:span text:style-name="T49">2 </text:span>: [0, x<text:span text:style-name="T49">2</text:span>]</text:p>
      <text:p text:style-name="P154">L<text:span text:style-name="T49">2</text:span><text:span text:style-name="T147">* </text:span>: [x<text:span text:style-name="T49">2</text:span>, 3]</text:p>
      <text:p text:style-name="P155">x<text:span text:style-name="T49">3 </text:span>= a + x<text:span text:style-name="T49">2 <text:s/></text:span>- x<text:span text:style-name="T49">1</text:span> <text:span text:style-name="T223">= 0 + (1.846154 – 1) = 0.692308</text:span></text:p>
      <text:p text:style-name="P156">f<text:span text:style-name="T49">3</text:span> = f(x<text:span text:style-name="T49">3</text:span>) = -0.291364</text:p>
      <text:p text:style-name="P157">Since, f<text:span text:style-name="T49">1 </text:span>&gt; f<text:span text:style-name="T49">3</text:span> </text:p>
      <text:p text:style-name="P158">L<text:span text:style-name="T49">3 </text:span>= L<text:span text:style-name="T49">2 –</text:span> L<text:span text:style-name="T49">3</text:span><text:span text:style-name="T147">* </text:span>= [0, x<text:span text:style-name="T49">1</text:span>] </text:p>
      <text:p text:style-name="P159">x<text:span text:style-name="T49">4 </text:span>= a + (x<text:span text:style-name="T49">1 –</text:span> x<text:span text:style-name="T49">3</text:span>) = 0.461538</text:p>
      <text:p text:style-name="P160">f<text:span text:style-name="T49">4 </text:span>= 0.3<text:span text:style-name="T226">0981</text:span></text:p>
      <text:p text:style-name="P160"/>
      <text:p text:style-name="P161">f<text:span text:style-name="T49">4 </text:span>&lt; f<text:span text:style-name="T49">3 </text:span></text:p>
      <text:p text:style-name="P161"/>
      <text:p text:style-name="P162">L<text:span text:style-name="T49">4</text:span> = [0,x<text:span text:style-name="T49">3</text:span>] = L<text:span text:style-name="T49">3 –</text:span> L<text:span text:style-name="T49">4</text:span><text:span text:style-name="T147">* </text:span>= [0, x<text:span text:style-name="T49">1</text:span>] – [x<text:span text:style-name="T49">3</text:span>, x<text:span text:style-name="T49">1</text:span>]</text:p>
      <text:p text:style-name="P162"><text:tab/><text:tab/><text:tab/><text:span text:style-name="T227">= [0,x</text:span><text:span text:style-name="T88">3</text:span><text:span text:style-name="T227">]</text:span></text:p>
      <text:p text:style-name="P162"/>
      <text:p text:style-name="P163">x<text:span text:style-name="T49">5 </text:span><text:s/>= a + (x<text:span text:style-name="T89">3 –</text:span><text:span text:style-name="T228"> x</text:span><text:span text:style-name="T89">4</text:span>) <text:span text:style-name="T229">= 0.23077</text:span></text:p>
      <text:p text:style-name="P164">f<text:span text:style-name="T49">5 </text:span>= -0.263678</text:p>
      <text:p text:style-name="P165">f<text:span text:style-name="T49">5 </text:span>&gt; f<text:span text:style-name="T49">4</text:span></text:p>
      <text:p text:style-name="P230"/>
      <text:p text:style-name="P166">a = 0<text:tab/><text:tab/><text:tab/>f<text:span text:style-name="T49">a </text:span>= -0.1</text:p>
      <text:p text:style-name="P166">x<text:span text:style-name="T49">5 </text:span>= 0.23077<text:tab/><text:tab/><text:tab/>f<text:span text:style-name="T49">5 </text:span>= -0.2637</text:p>
      <text:p text:style-name="P166">x<text:span text:style-name="T49">4 </text:span>= 0.4615<text:tab/><text:tab/><text:tab/><text:span text:style-name="T230">f</text:span><text:span text:style-name="T90">4 </text:span><text:span text:style-name="T230"><text:s/>= -0.309811</text:span></text:p>
      <text:p text:style-name="P167">x<text:span text:style-name="T49">3 </text:span>= 0.6923<text:tab/><text:tab/><text:tab/><text:span text:style-name="T230">f</text:span><text:span text:style-name="T90">3 <text:s/></text:span><text:span text:style-name="T230">= -0.2914</text:span></text:p>
      <text:p text:style-name="P167"/>
      <text:p text:style-name="P167"><text:span text:style-name="T231">L</text:span><text:span text:style-name="T91">5 </text:span><text:span text:style-name="T231">= L</text:span><text:span text:style-name="T92">4 </text:span><text:span text:style-name="T232">- L</text:span><text:span text:style-name="T92">5</text:span><text:span text:style-name="T155">*</text:span><text:span text:style-name="T91"> </text:span><text:span text:style-name="T231"><text:s/>= [0, x</text:span><text:span text:style-name="T93">3</text:span><text:span text:style-name="T231">] – [0,x</text:span><text:span text:style-name="T93">5</text:span><text:span text:style-name="T231">] = [x</text:span><text:span text:style-name="T94">5 ,</text:span><text:span text:style-name="T233"> x</text:span><text:span text:style-name="T94">3</text:span><text:span text:style-name="T233">]</text:span></text:p>
      <text:p text:style-name="P168">x<text:span text:style-name="T49">6 <text:s/></text:span><text:s/>= <text:span text:style-name="T234">x</text:span><text:span text:style-name="T95">5 </text:span><text:span text:style-name="T234">+ (x</text:span><text:span text:style-name="T95">5 –</text:span><text:span text:style-name="T234"> x</text:span><text:span text:style-name="T95">4</text:span><text:span text:style-name="T234">) = 0.461540</text:span></text:p>
      <text:p text:style-name="P169">f<text:span text:style-name="T49">6 </text:span>= -0.309810</text:p>
      <text:p text:style-name="P169"/>
      <text:p text:style-name="P170">Since, f<text:span text:style-name="T49">6 </text:span>&gt; f<text:span text:style-name="T49">4</text:span></text:p>
      <text:p text:style-name="P171">x<text:span text:style-name="T49">5 <text:s/></text:span>= 0.23077 <text:tab/><text:tab/><text:span text:style-name="T236">f</text:span><text:span text:style-name="T98">5 </text:span><text:span text:style-name="T236">= -0.2636</text:span> <text:s text:c="3"/></text:p>
      <text:p text:style-name="P172">x<text:span text:style-name="T49">4 </text:span>= 0.461538<text:tab/><text:tab/><text:span text:style-name="T237">f</text:span><text:span text:style-name="T97">4 </text:span><text:span text:style-name="T237">= -0.3098</text:span></text:p>
      <text:p text:style-name="P173"><text:span text:style-name="T235">x</text:span><text:span text:style-name="T97">3</text:span><text:span text:style-name="T96"> </text:span><text:span text:style-name="T235">= 0.69231<text:tab/><text:tab/>f</text:span><text:span text:style-name="T99">3 <text:s/></text:span><text:span text:style-name="T238">= -0.29136</text:span></text:p>
      <text:p text:style-name="P174">x<text:span text:style-name="T49">6 </text:span>= 0.461540 <text:tab/><text:tab/><text:span text:style-name="T239">f</text:span><text:span text:style-name="T100">6 </text:span><text:span text:style-name="T239">= -0.309810</text:span></text:p>
      <text:p text:style-name="P174"/>
      <text:p text:style-name="P175">L<text:span text:style-name="T49">6 <text:s/></text:span>= L<text:span text:style-name="T49">5 –</text:span> L<text:span text:style-name="T49">6</text:span><text:span text:style-name="T147">* </text:span><text:span text:style-name="T240">= [x</text:span><text:span text:style-name="T101">5</text:span><text:span text:style-name="T240">, x</text:span><text:span text:style-name="T101">6</text:span><text:span text:style-name="T240">]</text:span></text:p>
      <text:p text:style-name="P176">L<text:span text:style-name="T49">6 </text:span>/ L<text:span text:style-name="T49">0 </text:span><text:s/>= 0.076923</text:p>
      <text:p text:style-name="P176"/>
      <text:p text:style-name="P177">L<text:span text:style-name="T49">6 </text:span>/ L<text:span text:style-name="T49">0 </text:span>= 1/F<text:span text:style-name="T49">6 </text:span>= 0.07692</text:p>
      <text:p text:style-name="P177"/>
      <text:p text:style-name="P177"/>
      <text:p text:style-name="P209"><text:tab/><text:tab/><text:tab/>Golden Search <text:span text:style-name="T241">Method</text:span></text:p>
      <text:p text:style-name="P209"/>
      <text:p text:style-name="P209"><text:soft-page-break/></text:p>
      <text:p text:style-name="P209"/>
      <text:p text:style-name="P178">Golden Search Method is based <text:span text:style-name="T244">on the </text:span><text:span text:style-name="T27">Golden Ratio.</text:span></text:p>
      <text:p text:style-name="P226"/>
      <text:p text:style-name="P179"><text:span text:style-name="T27">E</text:span><text:span text:style-name="T23">x. </text:span><text:span text:style-name="T28">1</text:span><text:span text:style-name="T29">&gt; </text:span><text:span text:style-name="T245"><text:s/>A line segment is divided into 2 unequal parts:</text:span></text:p>
      <text:p text:style-name="P179"/>
      <text:p text:style-name="P180">&lt;-------------------------------------&gt;</text:p>
      <text:p text:style-name="P180">|&lt;--------- a ----------&gt;|&lt;---- b ---&gt;|</text:p>
      <text:p text:style-name="P180"/>
      <text:p text:style-name="P181">(a+b)/a = a/b ( =r ) . <text:span text:style-name="T271">For what value of <text:s/>‘a’ can this happen?</text:span></text:p>
      <text:p text:style-name="P181"/>
      <text:p text:style-name="P182">b*(a+b) = a<text:span text:style-name="T147">2</text:span></text:p>
      <text:p text:style-name="P234"/>
      <text:p text:style-name="P182">for b = 1<text:tab/><text:tab/><text:tab/><text:tab/><text:tab/><text:tab/><text:tab/><text:tab/><text:span text:style-name="T272">for b = 2</text:span></text:p>
      <text:p text:style-name="P183">a<text:span text:style-name="T147">2 </text:span>-a -1 = 0</text:p>
      <text:p text:style-name="P184">a = (1+/- (5)<text:span text:style-name="T147">1/2</text:span>)/2</text:p>
      <text:p text:style-name="P184"/>
      <text:p text:style-name="P185">a/b = (1 + (5)<text:span text:style-name="T147">1/2</text:span>)/2 = <text:span text:style-name="T273">1.6180339</text:span></text:p>
      <text:p text:style-name="P185"/>
      <text:p text:style-name="P185"/>
      <text:p text:style-name="P185"/>
      <text:p text:style-name="P186">From Fibonacci Sequence:</text:p>
      <text:p text:style-name="P186"/>
      <text:p text:style-name="P236">N <text:s/><text:tab/>2<text:tab/> <text:s/><text:tab/>3 <text:s/><text:tab/><text:tab/>4 <text:s/><text:tab/><text:tab/>5 <text:s/><text:tab/><text:tab/>6 <text:s/><text:tab/><text:tab/>7 <text:s/><text:tab/><text:tab/>8 <text:s/><text:tab/><text:tab/>9 <text:tab/><text:tab/>10<text:tab/><text:tab/><text:span text:style-name="T278">∞</text:span></text:p>
      <text:p text:style-name="P236"><text:span text:style-name="T274">(F</text:span><text:span text:style-name="T102">n-1</text:span><text:span text:style-name="T274">/F</text:span><text:span text:style-name="T102">n</text:span><text:span text:style-name="T274">) <text:s text:c="7"/>0.5 <text:s/>0.667 <text:s text:c="3"/>0.6 <text:s text:c="3"/><text:tab/>0.625 <text:tab/>0.61 <text:tab/>0.62<text:tab/>0.617<text:tab/>0.618 <text:tab/><text:tab/><text:tab/>0.618</text:span></text:p>
      <text:p text:style-name="P236"/>
      <text:p text:style-name="P184"/>
      <text:p text:style-name="P187">Now from fibonacci method, <text:span text:style-name="T275">for large N (N --&gt; </text:span><text:span text:style-name="T277">∞</text:span><text:span text:style-name="T275">)</text:span></text:p>
      <text:p text:style-name="P188"/>
      <text:p text:style-name="P188">L<text:span text:style-name="T49">2 </text:span>= lim(N --&gt; <text:span text:style-name="T276">∞</text:span>) <text:span text:style-name="T280">F</text:span><text:span text:style-name="T103">n-2</text:span></text:p>
      <text:p text:style-name="P231"/>
      <text:p text:style-name="P189">At K<text:span text:style-name="T147">th </text:span><text:s/>iteration:</text:p>
      <text:p text:style-name="P190">L<text:span text:style-name="T49">k </text:span>= <text:span text:style-name="T281">lim (N --&gt; </text:span><text:span text:style-name="T279">∞</text:span><text:span text:style-name="T281">) (F</text:span><text:span text:style-name="T104">n-1</text:span><text:span text:style-name="T281">/F</text:span><text:span text:style-name="T104">n</text:span><text:span text:style-name="T281">)</text:span><text:span text:style-name="T156">k-1</text:span><text:span text:style-name="T281"> * L</text:span><text:span text:style-name="T104">0</text:span></text:p>
      <text:p text:style-name="P191">Now, from the relation:</text:p>
      <text:p text:style-name="P192">F<text:span text:style-name="T49">n </text:span>= F<text:span text:style-name="T49">n-1 </text:span>+ F<text:span text:style-name="T49">n-2</text:span></text:p>
      <text:p text:style-name="P193">F<text:span text:style-name="T49">n</text:span>/F<text:span text:style-name="T49">n-1 </text:span>= 1 + (F<text:span text:style-name="T49">n-2</text:span>/F<text:span text:style-name="T49">n-1</text:span>)</text:p>
      <text:p text:style-name="P193">(F<text:span text:style-name="T49">n</text:span>/F<text:span text:style-name="T49">n-1</text:span>) = 1 + (F<text:span text:style-name="T49">n-1</text:span>/F<text:span text:style-name="T49">n</text:span>) -------------------<text:span text:style-name="T282">(2)</text:span></text:p>
      <text:p text:style-name="P193"/>
      <text:p text:style-name="P194">Let’s define</text:p>
      <text:p text:style-name="P195">r = lim (N --&gt; <text:span text:style-name="T276">∞</text:span>) (F<text:span text:style-name="T49">n</text:span>/F<text:span text:style-name="T49">n-1</text:span>) <text:s text:c="2"/>----------------------<text:span text:style-name="T283">(3)</text:span></text:p>
      <text:p text:style-name="P195">r = 1 + 1/r</text:p>
      <text:p text:style-name="P196"><text:soft-page-break/>=&gt; r<text:span text:style-name="T147">2 </text:span>- r -1 = 0</text:p>
      <text:p text:style-name="P197">=&gt; r = 1.618034 <text:s text:c="7"/>-------------------<text:span text:style-name="T284">(4)</text:span></text:p>
      <text:p text:style-name="P197"/>
      <text:p text:style-name="P198">using (3) and (4) <text:span text:style-name="T285">in (1):</text:span></text:p>
      <text:p text:style-name="P199">L<text:span text:style-name="T49">k </text:span>= (1/r)<text:span text:style-name="T147">k-1 </text:span>L<text:span text:style-name="T49">0</text:span></text:p>
      <text:p text:style-name="P199"><text:span text:style-name="T49"><text:s text:c="5"/></text:span><text:s/><text:span text:style-name="T286">= (1/1.618034)</text:span><text:span text:style-name="T157">k-1 </text:span><text:span text:style-name="T286">* L</text:span><text:span text:style-name="T105">0</text:span></text:p>
      <text:p text:style-name="P232"/>
      <text:p text:style-name="P200">L<text:span text:style-name="T49">2</text:span><text:span text:style-name="T147">* </text:span>= lim (N --&gt; <text:span text:style-name="T276">∞</text:span>) (F<text:span text:style-name="T49">n-2</text:span>/F<text:span text:style-name="T49">n</text:span>)*L<text:span text:style-name="T49">0</text:span></text:p>
      <text:p text:style-name="P200"><text:span text:style-name="T49"><text:s text:c="8"/></text:span>= lim (N --&gt; <text:span text:style-name="T276">∞</text:span>) (F<text:span text:style-name="T49">n-1</text:span>/F<text:span text:style-name="T49">n</text:span>)<text:span text:style-name="T147">2 </text:span>* L<text:span text:style-name="T49">0</text:span></text:p>
      <text:p text:style-name="P200"><text:span text:style-name="T49"><text:s text:c="8"/></text:span><text:span text:style-name="T287">= (1/r)</text:span><text:span text:style-name="T158">2</text:span><text:span text:style-name="T288"> * L</text:span><text:span text:style-name="T106">0</text:span></text:p>
      <text:p text:style-name="P201"/>
      <text:p text:style-name="P210"><text:span text:style-name="T288">E</text:span>x. Min f(x) = 0.65 – 0.75/(1+x<text:span text:style-name="T147">2</text:span>) – 0.65*x*tan<text:span text:style-name="T147">-1</text:span>(1/x)</text:p>
      <text:p text:style-name="P211">[0,3] , n = 6</text:p>
      <text:p text:style-name="P211"/>
      <text:p text:style-name="P212">Soln. <text:span text:style-name="T247">L</text:span><text:span text:style-name="T108">0 </text:span><text:span text:style-name="T247">= [0, 3]</text:span></text:p>
      <text:p text:style-name="P202"/>
      <text:p text:style-name="P213"><text:span text:style-name="T247">L</text:span><text:span text:style-name="T107">2</text:span><text:span text:style-name="T159">*</text:span><text:span text:style-name="T246"> = 0.382*L</text:span><text:span text:style-name="T107">0 </text:span><text:span text:style-name="T246"><text:s/>= 0.382 * (3 – 0) </text:span><text:span text:style-name="T248">= 1.1460</text:span></text:p>
      <text:p text:style-name="P214"><text:span text:style-name="T248">x</text:span><text:span text:style-name="T107">1 </text:span><text:span text:style-name="T246">= </text:span><text:span text:style-name="T249">a + L</text:span><text:span text:style-name="T109">2</text:span><text:span text:style-name="T160">* </text:span><text:span text:style-name="T250"><text:s/>= 0 + 1.1460 </text:span><text:span text:style-name="T251">= 1.1460<text:tab/><text:tab/><text:tab/></text:span><text:span text:style-name="T252">f</text:span><text:span text:style-name="T110">1 </text:span><text:span text:style-name="T252"><text:s/>= -0.208654</text:span></text:p>
      <text:p text:style-name="P215"><text:span text:style-name="T251">x</text:span><text:span text:style-name="T107">2 </text:span><text:span text:style-name="T246"><text:s/>= b – L</text:span><text:span text:style-name="T107">2</text:span><text:span text:style-name="T159">* </text:span><text:span text:style-name="T246">= <text:tab/></text:span><text:span text:style-name="T254">3 – 1.460</text:span><text:span text:style-name="T246"><text:tab/> </text:span><text:span text:style-name="T254">= 1.8540</text:span><text:span text:style-name="T246"><text:tab/><text:tab/><text:tab/></text:span><text:span text:style-name="T253">f</text:span><text:span text:style-name="T111">2 <text:s/></text:span><text:span text:style-name="T253">= -0.115124</text:span></text:p>
      <text:p text:style-name="P216"><text:span text:style-name="T253">f</text:span><text:span text:style-name="T107">a </text:span><text:span text:style-name="T246">= -0.1</text:span></text:p>
      <text:p text:style-name="P217"><text:span text:style-name="T246">f</text:span><text:span text:style-name="T107">b </text:span><text:span text:style-name="T246">= -0.0524</text:span></text:p>
      <text:p text:style-name="P203"/>
      <text:p text:style-name="P218"><text:span text:style-name="T246">By the unimodality assumption of the function f(x), the interval </text:span><text:span text:style-name="T255">[x</text:span><text:span text:style-name="T112">2</text:span><text:span text:style-name="T255">,3] is discarded and [0,x</text:span><text:span text:style-name="T112">2</text:span><text:span text:style-name="T255">] is the new interval of uncertainty.</text:span></text:p>
      <text:p text:style-name="P204"/>
      <text:p text:style-name="P219"><text:span text:style-name="T255">L</text:span><text:span text:style-name="T107">2 </text:span><text:span text:style-name="T246">= L</text:span><text:span text:style-name="T107">0 –</text:span><text:span text:style-name="T246"> L</text:span><text:span text:style-name="T107">2</text:span><text:span text:style-name="T159">* </text:span><text:span text:style-name="T256"><text:s/>= </text:span><text:span text:style-name="T257">[0, 3] – [x</text:span><text:span text:style-name="T113">2</text:span><text:span text:style-name="T257">, 3] </text:span><text:span text:style-name="T258">= [0, x</text:span><text:span text:style-name="T114">2</text:span><text:span text:style-name="T258">]</text:span></text:p>
      <text:p text:style-name="P220"><text:span text:style-name="T258">x</text:span><text:span text:style-name="T107">3 </text:span><text:span text:style-name="T246"><text:s/>= a + (x</text:span><text:span text:style-name="T107">2 –</text:span><text:span text:style-name="T246"> x</text:span><text:span text:style-name="T107">1</text:span><text:span text:style-name="T246">) </text:span><text:span text:style-name="T259">= 0 + (1.8540 – 1.1460) = 0.7080</text:span></text:p>
      <text:p text:style-name="P221"><text:span text:style-name="T259">f</text:span><text:span text:style-name="T107">3 </text:span><text:span text:style-name="T246"><text:s/>= -0.288943</text:span></text:p>
      <text:p text:style-name="P205"/>
      <text:p text:style-name="P222"><text:span text:style-name="T246">Since f</text:span><text:span text:style-name="T107">3 </text:span><text:span text:style-name="T246">&lt; f</text:span><text:span text:style-name="T107">1 </text:span><text:span text:style-name="T246">, </text:span><text:span text:style-name="T260">by unimodality assumption of f(x), </text:span><text:span text:style-name="T261">interval [x</text:span><text:span text:style-name="T115">1</text:span><text:span text:style-name="T261">.x</text:span><text:span text:style-name="T115">2</text:span><text:span text:style-name="T261">] to be discarded, and [0,x</text:span><text:span text:style-name="T115">1</text:span><text:span text:style-name="T261">] </text:span><text:span text:style-name="T262">is the new interval of uncertainty.</text:span></text:p>
      <text:p text:style-name="P206"/>
      <text:p text:style-name="P222"><text:span text:style-name="T263">L</text:span><text:span text:style-name="T116">3 </text:span><text:span text:style-name="T263">= L</text:span><text:span text:style-name="T116">2 </text:span><text:span text:style-name="T263">- L</text:span><text:span text:style-name="T116">3</text:span><text:span text:style-name="T161">*</text:span><text:span text:style-name="T261"> <text:s/></text:span><text:span text:style-name="T263">= </text:span><text:span text:style-name="T264">[0,x</text:span><text:span text:style-name="T117">2</text:span><text:span text:style-name="T264">] – [x</text:span><text:span text:style-name="T117">1</text:span><text:span text:style-name="T264">, x</text:span><text:span text:style-name="T117">2</text:span><text:span text:style-name="T264">] </text:span><text:span text:style-name="T265">= [0,x</text:span><text:span text:style-name="T118">1</text:span><text:span text:style-name="T265">]</text:span></text:p>
      <text:p text:style-name="P223"><text:span text:style-name="T265">x</text:span><text:span text:style-name="T107">4 </text:span><text:span text:style-name="T246">= a + (x</text:span><text:span text:style-name="T107">1 –</text:span><text:span text:style-name="T246"> x</text:span><text:span text:style-name="T107">3</text:span><text:span text:style-name="T246">) </text:span><text:span text:style-name="T266">= 0 + (1.1460 – 1.)</text:span></text:p>
      <text:p text:style-name="P224"><text:span text:style-name="T246">x</text:span><text:span text:style-name="T107">4 </text:span><text:span text:style-name="T246">= 0.4380 <text:s text:c="15"/></text:span><text:span text:style-name="T267">x</text:span><text:span text:style-name="T119">5 </text:span><text:span text:style-name="T267">= 0.2700<text:tab/><text:tab/><text:tab/></text:span><text:span text:style-name="T270">x</text:span><text:span text:style-name="T120">6 </text:span><text:span text:style-name="T270">= </text:span></text:p>
      <text:p text:style-name="P225"><text:span text:style-name="T246">f</text:span><text:span text:style-name="T107">4 </text:span><text:span text:style-name="T246">= -0.308951<text:tab/><text:tab/><text:tab/></text:span><text:span text:style-name="T267">f</text:span><text:span text:style-name="T119">5 </text:span><text:span text:style-name="T268">= </text:span><text:span text:style-name="T269">-0.278434</text:span></text:p>
      <text:p text:style-name="P235"/>
      <text:p text:style-name="P233"/>
      <text:p text:style-name="P207">Min/ Max function f(x,y,z) subject to a constraint g(x,y,z)=c.</text:p>
      <text:p text:style-name="P207"/>
      <text:p text:style-name="P208">Langrangian multiplier method for constraint optimisation.</text:p>
      <text:p text:style-name="P146"/>
      <text:p text:style-name="P146"><text:soft-page-break/></text:p>
      <text:p text:style-name="P245">Constrained Optimization with <text:span text:style-name="T289">I</text:span>nequality <text:span text:style-name="T289">C</text:span>onstraints</text:p>
      <text:p text:style-name="P245"/>
      <text:p text:style-name="P248">Ex: <text:span text:style-name="T319">2</text:span></text:p>
      <text:p text:style-name="P246">Lagrangian Function</text:p>
      <text:p text:style-name="P246"/>
      <text:p text:style-name="P247">L(x,y,z,<text:span text:style-name="T290">λ</text:span><text:span text:style-name="T52">1</text:span><text:span text:style-name="T299">,</text:span><text:span text:style-name="T290">λ</text:span><text:span text:style-name="T52">2</text:span>) = <text:span text:style-name="T318">f(x,y,z) - </text:span><text:span text:style-name="T291">∑</text:span><text:span text:style-name="T301">(i = 1 -&gt; m) </text:span><text:span text:style-name="T293">λ</text:span><text:span text:style-name="T55">i</text:span><text:span text:style-name="T301"> * g</text:span><text:span text:style-name="T55">i</text:span><text:span text:style-name="T301"> (x,y,z)</text:span></text:p>
      <text:p text:style-name="P247"><text:span text:style-name="T301"/></text:p>
      <text:p text:style-name="P247"><text:span text:style-name="T301"/></text:p>
      <text:p text:style-name="P249"><text:span text:style-name="T301">1. </text:span><text:span text:style-name="T300">2*x – </text:span><text:span text:style-name="T302">2*</text:span><text:span text:style-name="T294">λ</text:span><text:span text:style-name="T56">1 </text:span><text:span text:style-name="T302">= 0 <text:tab/><text:tab/></text:span><text:span text:style-name="T307">=&gt; x = </text:span><text:span text:style-name="T297">λ</text:span><text:span text:style-name="T59">1</text:span></text:p>
      <text:p text:style-name="P250"><text:span text:style-name="T300">2. </text:span><text:span text:style-name="T303">2 + </text:span><text:span text:style-name="T295">λ</text:span><text:span text:style-name="T57">1 –</text:span><text:span text:style-name="T303"> </text:span><text:span text:style-name="T295">λ</text:span><text:span text:style-name="T121">2 <text:s/></text:span><text:span text:style-name="T303">= 0<text:tab/><text:tab/></text:span><text:span text:style-name="T307">=&gt; </text:span><text:span text:style-name="T297">λ</text:span><text:span text:style-name="T59">2 </text:span><text:span text:style-name="T307">= </text:span><text:span text:style-name="T297">λ</text:span><text:span text:style-name="T59">1 </text:span><text:span text:style-name="T307">+ 2</text:span></text:p>
      <text:p text:style-name="P251"><text:span text:style-name="T304">3. -2*z – </text:span><text:span text:style-name="T296">λ</text:span><text:span text:style-name="T58">2 </text:span><text:span text:style-name="T304">= 0<text:tab/><text:tab/></text:span><text:span text:style-name="T308">=&gt; z = -</text:span><text:span text:style-name="T298">λ</text:span><text:span text:style-name="T60">2</text:span><text:span text:style-name="T308">/2</text:span></text:p>
      <text:p text:style-name="P252"><text:span text:style-name="T305">4. </text:span><text:span text:style-name="T306">2*x – y = 0<text:tab/><text:tab/><text:tab/></text:span><text:span text:style-name="T308">=&gt; </text:span><text:span text:style-name="T309">2x + z = 0</text:span></text:p>
      <text:p text:style-name="P252"><text:span text:style-name="T306">5. y + z = 0</text:span></text:p>
      <text:p text:style-name="P252"><text:span text:style-name="T303"/></text:p>
      <text:p text:style-name="P238"><text:span text:style-name="T303">S</text:span><text:span text:style-name="T300">olving the above equations:</text:span></text:p>
      <text:p text:style-name="P239"><text:span text:style-name="T292">λ</text:span><text:span text:style-name="T52">1 </text:span><text:span text:style-name="T299">= 2/3 , </text:span><text:span text:style-name="T290">λ</text:span><text:span text:style-name="T52">2 </text:span><text:span text:style-name="T299">= 8/3 , x = 2/3 , </text:span><text:span text:style-name="T310">y = 4/3 , z = -4/3</text:span></text:p>
      <text:p text:style-name="P239"><text:span text:style-name="T310"/></text:p>
      <text:p text:style-name="P240"><text:span text:style-name="T310">T</text:span><text:span text:style-name="T299">he m</text:span><text:span text:style-name="T311">ax</text:span><text:span text:style-name="T299">imum point </text:span><text:span text:style-name="T312">is (2/3,4/3,-4/3)</text:span></text:p>
      <text:p text:style-name="P241"><text:span text:style-name="T313">and the maximum value = f(2/3,4/3,-4/3) = </text:span><text:span text:style-name="T314">4/9 + 8/3 - </text:span><text:span text:style-name="T315">16/9</text:span><text:span text:style-name="T314">= 4/3</text:span></text:p>
      <text:p text:style-name="P241"><text:span text:style-name="T314"/></text:p>
      <text:p text:style-name="P242"><text:span text:style-name="T314">E</text:span><text:span text:style-name="T299">x : 3 </text:span><text:span text:style-name="T316">Find optimal value of f(x,y,z) = x</text:span><text:span text:style-name="T162">2 </text:span><text:span text:style-name="T316">+ y</text:span><text:span text:style-name="T162">2 </text:span><text:span text:style-name="T316">+ z</text:span><text:span text:style-name="T162">2 </text:span></text:p>
      <text:p text:style-name="P242"><text:span text:style-name="T316"><text:tab/><text:tab/>w.r.t the constraints:</text:span></text:p>
      <text:p text:style-name="P242"><text:span text:style-name="T316">1. x + 2*y + 3*z = 6</text:span></text:p>
      <text:p text:style-name="P243"><text:span text:style-name="T299">2. x + 3*y + 9*z = </text:span><text:span text:style-name="T317">9</text:span></text:p>
      <text:p text:style-name="P243"><text:span text:style-name="T317"/></text:p>
      <text:p text:style-name="P243"><text:span text:style-name="T317"/></text:p>
      <text:p text:style-name="P243"><text:span text:style-name="T317"/></text:p>
      <text:p text:style-name="P244"><text:span text:style-name="T317"><text:tab/><text:tab/><text:tab/><text:tab/><text:tab/>C</text:span><text:span text:style-name="T299">onvex and Concave Function</text:span></text:p>
      <text:p text:style-name="P241"><text:span text:style-name="T299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1:51:51.009204427</meta:creation-date>
    <dc:date>2020-04-30T10:00:02.406172136</dc:date>
    <meta:editing-duration>P2DT6H3M41S</meta:editing-duration>
    <meta:editing-cycles>631</meta:editing-cycles>
    <meta:generator>LibreOffice/6.0.7.3$Linux_X86_64 LibreOffice_project/00m0$Build-3</meta:generator>
    <meta:document-statistic meta:table-count="1" meta:image-count="0" meta:object-count="0" meta:page-count="12" meta:paragraph-count="301" meta:word-count="2162" meta:character-count="11280" meta:non-whitespace-character-count="8962"/>
  </office:meta>
</office:document-meta>
</file>